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paragraph-rsid="0017851f" style:font-size-asian="14pt" style:font-name-complex="Arial1" style:font-size-complex="5.5pt"/>
    </style:style>
    <style:style style:name="P2" style:family="paragraph" style:parent-style-name="Standard">
      <style:paragraph-properties fo:line-height="150%" fo:text-align="justify" style:justify-single-word="false" style:text-autospace="none">
        <style:tab-stops>
          <style:tab-stop style:position="1.27cm"/>
        </style:tab-stops>
      </style:paragraph-properties>
      <style:text-properties fo:color="#000000" style:font-name="Arial1" fo:font-size="14pt" fo:language="pt" fo:country="BR" officeooo:paragraph-rsid="0017851f" style:font-size-asian="14pt" style:font-name-complex="Arial1" style:font-size-complex="5.5pt"/>
    </style:style>
    <style:style style:name="P3" style:family="paragraph" style:parent-style-name="Standard">
      <style:paragraph-properties fo:line-height="150%" fo:text-align="justify" style:justify-single-word="false" style:text-autospace="none">
        <style:tab-stops>
          <style:tab-stop style:position="1.27cm"/>
        </style:tab-stops>
      </style:paragraph-properties>
      <style:text-properties fo:color="#000000" style:font-name="Arial1" fo:font-size="14pt" fo:language="pt" fo:country="BR" officeooo:paragraph-rsid="00a0e638" style:font-size-asian="14pt" style:font-name-complex="Arial1" style:font-size-complex="5.5pt"/>
    </style:style>
    <style:style style:name="P4" style:family="paragraph" style:parent-style-name="Standard">
      <style:paragraph-properties fo:line-height="150%" fo:text-align="justify" style:justify-single-word="false" style:text-autospace="none">
        <style:tab-stops>
          <style:tab-stop style:position="1.27cm"/>
        </style:tab-stops>
      </style:paragraph-properties>
      <style:text-properties fo:color="#000000" style:font-name="Arial1" fo:font-size="14pt" fo:language="pt" fo:country="BR" officeooo:paragraph-rsid="00a0ae23" style:font-size-asian="14pt" style:font-name-complex="Arial1" style:font-size-complex="5.5pt"/>
    </style:style>
    <style:style style:name="P5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8f6c5" officeooo:paragraph-rsid="0077211e" style:font-size-asian="14pt" style:font-name-complex="Arial1" style:font-size-complex="5.5pt"/>
    </style:style>
    <style:style style:name="P6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8f6c5" officeooo:paragraph-rsid="0018f6c5" style:font-size-asian="14pt" style:font-name-complex="Arial1" style:font-size-complex="5.5pt"/>
    </style:style>
    <style:style style:name="P7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ff358" officeooo:paragraph-rsid="0077211e" style:font-size-asian="14pt" style:font-name-complex="Arial1" style:font-size-complex="5.5pt"/>
    </style:style>
    <style:style style:name="P8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ff358" officeooo:paragraph-rsid="001ff358" style:font-size-asian="14pt" style:font-name-complex="Arial1" style:font-size-complex="5.5pt"/>
    </style:style>
    <style:style style:name="P9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15199" officeooo:paragraph-rsid="0077211e" style:font-size-asian="14pt" style:font-name-complex="Arial1" style:font-size-complex="5.5pt"/>
    </style:style>
    <style:style style:name="P10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15199" officeooo:paragraph-rsid="007673ae" style:font-size-asian="14pt" style:font-name-complex="Arial1" style:font-size-complex="5.5pt"/>
    </style:style>
    <style:style style:name="P11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15199" officeooo:paragraph-rsid="00715199" style:font-size-asian="14pt" style:font-name-complex="Arial1" style:font-size-complex="5.5pt"/>
    </style:style>
    <style:style style:name="P12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417bd" officeooo:paragraph-rsid="0077211e" style:font-size-asian="14pt" style:font-name-complex="Arial1" style:font-size-complex="5.5pt"/>
    </style:style>
    <style:style style:name="P13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7417bd" officeooo:paragraph-rsid="007417bd" style:font-size-asian="14pt" style:font-name-complex="Arial1" style:font-size-complex="5.5pt"/>
    </style:style>
    <style:style style:name="P14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8f6c5" officeooo:paragraph-rsid="0077211e" fo:background-color="transparent" style:font-size-asian="14pt" style:font-name-complex="Arial1" style:font-size-complex="5.5pt"/>
    </style:style>
    <style:style style:name="P15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18f6c5" officeooo:paragraph-rsid="0018f6c5" fo:background-color="transparent" style:font-size-asian="14pt" style:font-name-complex="Arial1" style:font-size-complex="5.5pt"/>
    </style:style>
    <style:style style:name="P16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278168" officeooo:paragraph-rsid="0077211e" fo:background-color="transparent" style:font-size-asian="14pt" style:font-name-complex="Arial1" style:font-size-complex="5.5pt"/>
    </style:style>
    <style:style style:name="P17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32437c" officeooo:paragraph-rsid="0077211e" fo:background-color="transparent" style:font-size-asian="14pt" style:font-name-complex="Arial1" style:font-size-complex="5.5pt"/>
    </style:style>
    <style:style style:name="P18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32437c" officeooo:paragraph-rsid="0032437c" fo:background-color="transparent" style:font-size-asian="14pt" style:font-name-complex="Arial1" style:font-size-complex="5.5pt"/>
    </style:style>
    <style:style style:name="P19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4baf87" officeooo:paragraph-rsid="0077211e" fo:background-color="transparent" style:font-size-asian="14pt" style:font-name-complex="Arial1" style:font-size-complex="5.5pt"/>
    </style:style>
    <style:style style:name="P20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4baf87" officeooo:paragraph-rsid="006fd23a" fo:background-color="transparent" style:font-size-asian="14pt" style:font-name-complex="Arial1" style:font-size-complex="5.5pt"/>
    </style:style>
    <style:style style:name="P21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6de70d" officeooo:paragraph-rsid="0077211e" fo:background-color="transparent" style:font-size-asian="14pt" style:font-name-complex="Arial1" style:font-size-complex="5.5pt"/>
    </style:style>
    <style:style style:name="P22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6de70d" officeooo:paragraph-rsid="006de70d" fo:background-color="transparent" style:font-size-asian="14pt" style:font-name-complex="Arial1" style:font-size-complex="5.5pt"/>
    </style:style>
    <style:style style:name="P23" style:family="paragraph" style:parent-style-name="Standard">
      <style:paragraph-properties fo:line-height="150%" style:text-autospace="none"/>
      <style:text-properties fo:color="#000000" style:font-name="Arial1" fo:font-size="14pt" fo:language="pt" fo:country="BR" fo:font-weight="bold" officeooo:paragraph-rsid="0017851f" style:font-size-asian="14pt" style:font-weight-asian="bold" style:font-name-complex="Arial1" style:font-size-complex="5.5pt" style:font-weight-complex="bold"/>
    </style:style>
    <style:style style:name="P24" style:family="paragraph" style:parent-style-name="Standard">
      <style:paragraph-properties fo:line-height="150%" fo:text-align="justify" style:justify-single-word="false" style:text-autospace="none"/>
      <style:text-properties fo:color="#000000" style:font-name="Arial1" fo:font-size="14pt" fo:language="pt" fo:country="BR" fo:font-weight="bold" officeooo:paragraph-rsid="0017851f" style:font-size-asian="14pt" style:font-weight-asian="bold" style:font-name-complex="Arial1" style:font-size-complex="5.5pt" style:font-weight-complex="bold"/>
    </style:style>
    <style:style style:name="P25" style:family="paragraph" style:parent-style-name="Standard">
      <style:paragraph-properties fo:line-height="150%" fo:text-align="justify" style:justify-single-word="false" style:text-autospace="none"/>
      <style:text-properties fo:color="#000000" style:font-name="Arial1" fo:font-size="14pt" fo:language="pt" fo:country="BR" fo:font-weight="bold" officeooo:rsid="007bf34e" officeooo:paragraph-rsid="007bf34e" style:font-size-asian="14pt" style:font-weight-asian="bold" style:font-name-complex="Arial1" style:font-size-complex="5.5pt" style:font-weight-complex="bold"/>
    </style:style>
    <style:style style:name="P26" style:family="paragraph" style:parent-style-name="Standard">
      <style:paragraph-properties fo:line-height="150%" style:text-autospace="none"/>
      <style:text-properties fo:color="#000000" fo:language="pt" fo:country="BR" officeooo:paragraph-rsid="0077211e"/>
    </style:style>
    <style:style style:name="P27" style:family="paragraph" style:parent-style-name="Standard">
      <style:paragraph-properties fo:line-height="150%" style:text-autospace="none"/>
      <style:text-properties fo:color="#000000" fo:language="pt" fo:country="BR" officeooo:paragraph-rsid="0017e2a7"/>
    </style:style>
    <style:style style:name="P28" style:family="paragraph" style:parent-style-name="Standard">
      <style:paragraph-properties fo:line-height="150%" style:text-autospace="none"/>
      <style:text-properties fo:color="#000000" fo:language="pt" fo:country="BR" officeooo:paragraph-rsid="0018f6c5"/>
    </style:style>
    <style:style style:name="P29" style:family="paragraph" style:parent-style-name="Standard">
      <style:paragraph-properties fo:line-height="150%" style:text-autospace="none"/>
      <style:text-properties fo:color="#000000" fo:language="pt" fo:country="BR" officeooo:paragraph-rsid="001cb203"/>
    </style:style>
    <style:style style:name="P30" style:family="paragraph" style:parent-style-name="Standard">
      <style:paragraph-properties fo:line-height="150%" style:text-autospace="none"/>
      <style:text-properties fo:color="#000000" fo:language="pt" fo:country="BR" officeooo:paragraph-rsid="0017851f"/>
    </style:style>
    <style:style style:name="P31" style:family="paragraph" style:parent-style-name="Standard">
      <style:paragraph-properties fo:line-height="150%" style:text-autospace="none"/>
      <style:text-properties fo:color="#000000" fo:language="pt" fo:country="BR" officeooo:paragraph-rsid="00424e37"/>
    </style:style>
    <style:style style:name="P32" style:family="paragraph" style:parent-style-name="Standard">
      <style:paragraph-properties fo:line-height="150%" fo:text-align="justify" style:justify-single-word="false" style:text-autospace="none"/>
      <style:text-properties fo:color="#000000" fo:language="pt" fo:country="BR" officeooo:paragraph-rsid="0017851f"/>
    </style:style>
    <style:style style:name="P33" style:family="paragraph" style:parent-style-name="Standard">
      <style:paragraph-properties fo:line-height="150%" fo:text-align="justify" style:justify-single-word="false" style:text-autospace="none"/>
      <style:text-properties fo:color="#000000" fo:language="pt" fo:country="BR" officeooo:paragraph-rsid="007931bc"/>
    </style:style>
    <style:style style:name="P34" style:family="paragraph" style:parent-style-name="Standard">
      <style:paragraph-properties fo:line-height="150%" fo:text-align="justify" style:justify-single-word="false" style:text-autospace="none"/>
      <style:text-properties fo:color="#000000" fo:language="pt" fo:country="BR" officeooo:paragraph-rsid="007bf34e"/>
    </style:style>
    <style:style style:name="P35" style:family="paragraph" style:parent-style-name="Standard">
      <style:paragraph-properties fo:line-height="150%" style:text-autospace="none"/>
      <style:text-properties fo:color="#000000" fo:language="pt" fo:country="BR" officeooo:rsid="0018f6c5" officeooo:paragraph-rsid="0077211e"/>
    </style:style>
    <style:style style:name="P36" style:family="paragraph" style:parent-style-name="Standard">
      <style:paragraph-properties fo:line-height="150%" style:text-autospace="none"/>
      <style:text-properties fo:color="#000000" fo:language="pt" fo:country="BR" officeooo:rsid="0018f6c5" officeooo:paragraph-rsid="0019288e"/>
    </style:style>
    <style:style style:name="P37" style:family="paragraph" style:parent-style-name="Standard">
      <style:paragraph-properties fo:line-height="150%" style:text-autospace="none"/>
      <style:text-properties fo:color="#000000" fo:language="pt" fo:country="BR" officeooo:rsid="0018f6c5" officeooo:paragraph-rsid="00294e5f"/>
    </style:style>
    <style:style style:name="P38" style:family="paragraph" style:parent-style-name="Standard">
      <style:paragraph-properties fo:line-height="150%" style:text-autospace="none"/>
      <style:text-properties fo:color="#000000" fo:language="pt" fo:country="BR" officeooo:rsid="001e3e00" officeooo:paragraph-rsid="0077211e"/>
    </style:style>
    <style:style style:name="P39" style:family="paragraph" style:parent-style-name="Standard">
      <style:paragraph-properties fo:line-height="150%" style:text-autospace="none"/>
      <style:text-properties fo:color="#000000" fo:language="pt" fo:country="BR" officeooo:rsid="001e3e00" officeooo:paragraph-rsid="00294e5f"/>
    </style:style>
    <style:style style:name="P40" style:family="paragraph" style:parent-style-name="Standard">
      <style:paragraph-properties fo:line-height="150%" style:text-autospace="none"/>
      <style:text-properties fo:color="#000000" fo:language="pt" fo:country="BR" officeooo:rsid="001ff358" officeooo:paragraph-rsid="0077211e"/>
    </style:style>
    <style:style style:name="P41" style:family="paragraph" style:parent-style-name="Standard">
      <style:paragraph-properties fo:line-height="150%" style:text-autospace="none"/>
      <style:text-properties fo:color="#000000" fo:language="pt" fo:country="BR" officeooo:rsid="001ff358" officeooo:paragraph-rsid="001ff358"/>
    </style:style>
    <style:style style:name="P42" style:family="paragraph" style:parent-style-name="Standard">
      <style:paragraph-properties fo:line-height="150%" style:text-autospace="none"/>
      <style:text-properties fo:color="#000000" fo:language="pt" fo:country="BR" officeooo:rsid="00278168" officeooo:paragraph-rsid="0077211e"/>
    </style:style>
    <style:style style:name="P43" style:family="paragraph" style:parent-style-name="Standard">
      <style:paragraph-properties fo:line-height="150%" style:text-autospace="none"/>
      <style:text-properties fo:color="#000000" fo:language="pt" fo:country="BR" officeooo:rsid="00278168" officeooo:paragraph-rsid="003302c6"/>
    </style:style>
    <style:style style:name="P44" style:family="paragraph" style:parent-style-name="Standard">
      <style:paragraph-properties fo:line-height="150%" style:text-autospace="none"/>
      <style:text-properties fo:color="#000000" fo:language="pt" fo:country="BR" officeooo:rsid="00282385" officeooo:paragraph-rsid="0077211e"/>
    </style:style>
    <style:style style:name="P45" style:family="paragraph" style:parent-style-name="Standard">
      <style:paragraph-properties fo:line-height="150%" style:text-autospace="none"/>
      <style:text-properties fo:color="#000000" fo:language="pt" fo:country="BR" officeooo:rsid="00282385" officeooo:paragraph-rsid="00282385"/>
    </style:style>
    <style:style style:name="P46" style:family="paragraph" style:parent-style-name="Standard">
      <style:paragraph-properties fo:line-height="150%" style:text-autospace="none"/>
      <style:text-properties fo:color="#000000" fo:language="pt" fo:country="BR" officeooo:rsid="0032437c" officeooo:paragraph-rsid="0077211e"/>
    </style:style>
    <style:style style:name="P47" style:family="paragraph" style:parent-style-name="Standard">
      <style:paragraph-properties fo:line-height="150%" style:text-autospace="none"/>
      <style:text-properties fo:color="#000000" fo:language="pt" fo:country="BR" officeooo:rsid="0032437c" officeooo:paragraph-rsid="0032437c"/>
    </style:style>
    <style:style style:name="P48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77211e"/>
    </style:style>
    <style:style style:name="P49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324397"/>
    </style:style>
    <style:style style:name="P50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95295f"/>
    </style:style>
    <style:style style:name="P51" style:family="paragraph" style:parent-style-name="Standard">
      <style:paragraph-properties fo:line-height="150%" style:text-autospace="none"/>
      <style:text-properties fo:color="#000000" fo:language="pt" fo:country="BR" officeooo:rsid="00324397" officeooo:paragraph-rsid="00ae35c3"/>
    </style:style>
    <style:style style:name="P52" style:family="paragraph" style:parent-style-name="Standard">
      <style:paragraph-properties fo:line-height="150%" style:text-autospace="none"/>
      <style:text-properties fo:color="#000000" fo:language="pt" fo:country="BR" officeooo:rsid="0036b38a" officeooo:paragraph-rsid="0077211e"/>
    </style:style>
    <style:style style:name="P53" style:family="paragraph" style:parent-style-name="Standard">
      <style:paragraph-properties fo:line-height="150%" style:text-autospace="none"/>
      <style:text-properties fo:color="#000000" fo:language="pt" fo:country="BR" officeooo:rsid="0036b38a" officeooo:paragraph-rsid="0036b38a"/>
    </style:style>
    <style:style style:name="P54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77211e"/>
    </style:style>
    <style:style style:name="P55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2ef772"/>
    </style:style>
    <style:style style:name="P56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55240f"/>
    </style:style>
    <style:style style:name="P57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9554a2"/>
    </style:style>
    <style:style style:name="P58" style:family="paragraph" style:parent-style-name="Standard">
      <style:paragraph-properties fo:line-height="150%" style:text-autospace="none"/>
      <style:text-properties fo:color="#000000" fo:language="pt" fo:country="BR" officeooo:rsid="00294e5f" officeooo:paragraph-rsid="0097412f"/>
    </style:style>
    <style:style style:name="P59" style:family="paragraph" style:parent-style-name="Standard">
      <style:paragraph-properties fo:line-height="150%" style:text-autospace="none"/>
      <style:text-properties fo:color="#000000" fo:language="pt" fo:country="BR" officeooo:rsid="0045989a" officeooo:paragraph-rsid="0077211e"/>
    </style:style>
    <style:style style:name="P60" style:family="paragraph" style:parent-style-name="Standard">
      <style:paragraph-properties fo:line-height="150%" style:text-autospace="none"/>
      <style:text-properties fo:color="#000000" fo:language="pt" fo:country="BR" officeooo:rsid="0045989a" officeooo:paragraph-rsid="0045989a"/>
    </style:style>
    <style:style style:name="P61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77211e"/>
    </style:style>
    <style:style style:name="P62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49f2e6"/>
    </style:style>
    <style:style style:name="P63" style:family="paragraph" style:parent-style-name="Standard">
      <style:paragraph-properties fo:line-height="150%" style:text-autospace="none"/>
      <style:text-properties fo:color="#000000" fo:language="pt" fo:country="BR" officeooo:rsid="0049f2e6" officeooo:paragraph-rsid="004b7b54"/>
    </style:style>
    <style:style style:name="P64" style:family="paragraph" style:parent-style-name="Standard">
      <style:paragraph-properties fo:line-height="150%" style:text-autospace="none"/>
      <style:text-properties fo:color="#000000" fo:language="pt" fo:country="BR" officeooo:rsid="004baf87" officeooo:paragraph-rsid="0077211e"/>
    </style:style>
    <style:style style:name="P65" style:family="paragraph" style:parent-style-name="Standard">
      <style:paragraph-properties fo:line-height="150%" style:text-autospace="none"/>
      <style:text-properties fo:color="#000000" fo:language="pt" fo:country="BR" officeooo:rsid="004baf87" officeooo:paragraph-rsid="005bd703"/>
    </style:style>
    <style:style style:name="P66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44e4e" officeooo:paragraph-rsid="0077211e" fo:background-color="transparent" style:font-size-asian="14pt" style:font-name-complex="Arial1" style:font-size-complex="5.5pt"/>
    </style:style>
    <style:style style:name="P67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44e4e" officeooo:paragraph-rsid="00444e4e" fo:background-color="transparent" style:font-size-asian="14pt" style:font-name-complex="Arial1" style:font-size-complex="5.5pt"/>
    </style:style>
    <style:style style:name="P68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6e388c" officeooo:paragraph-rsid="0077211e" fo:background-color="transparent" style:font-size-asian="14pt" style:font-name-complex="Arial1" style:font-size-complex="5.5pt"/>
    </style:style>
    <style:style style:name="P69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6e388c" officeooo:paragraph-rsid="006f8bee" fo:background-color="transparent" style:font-size-asian="14pt" style:font-name-complex="Arial1" style:font-size-complex="5.5pt"/>
    </style:style>
    <style:style style:name="P70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6fd23a" officeooo:paragraph-rsid="0077211e" fo:background-color="transparent" style:font-size-asian="14pt" style:font-name-complex="Arial1" style:font-size-complex="5.5pt"/>
    </style:style>
    <style:style style:name="P71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6fd23a" officeooo:paragraph-rsid="006fd23a" fo:background-color="transparent" style:font-size-asian="14pt" style:font-name-complex="Arial1" style:font-size-complex="5.5pt"/>
    </style:style>
    <style:style style:name="P72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307d8d" officeooo:paragraph-rsid="0095295f" fo:background-color="transparent" style:font-size-asian="14pt" style:font-name-complex="Arial1" style:font-size-complex="5.5pt"/>
    </style:style>
    <style:style style:name="P73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baf87" officeooo:paragraph-rsid="0077211e" style:font-size-asian="14pt" style:font-name-complex="Arial1" style:font-size-complex="5.5pt"/>
    </style:style>
    <style:style style:name="P74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baf87" officeooo:paragraph-rsid="006fc65d" style:font-size-asian="14pt" style:font-name-complex="Arial1" style:font-size-complex="5.5pt"/>
    </style:style>
    <style:style style:name="P75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4baf87" officeooo:paragraph-rsid="006fd23a" style:font-size-asian="14pt" style:font-name-complex="Arial1" style:font-size-complex="5.5pt"/>
    </style:style>
    <style:style style:name="P76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771826" officeooo:paragraph-rsid="00771826" style:font-size-asian="14pt" style:font-name-complex="Arial1" style:font-size-complex="5.5pt"/>
    </style:style>
    <style:style style:name="P77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747a22" officeooo:paragraph-rsid="0077211e" style:font-size-asian="14pt" style:font-name-complex="Arial1" style:font-size-complex="5.5pt"/>
    </style:style>
    <style:style style:name="P78" style:family="paragraph" style:parent-style-name="Standard">
      <style:paragraph-properties fo:line-height="150%" style:text-autospace="none"/>
      <style:text-properties style:use-window-font-color="true" style:font-name="Arial1" fo:font-size="14pt" fo:language="pt" fo:country="BR" officeooo:rsid="00747a22" officeooo:paragraph-rsid="007673ae" style:font-size-asian="14pt" style:font-name-complex="Arial1" style:font-size-complex="5.5pt"/>
    </style:style>
    <style:style style:name="P79" style:family="paragraph" style:parent-style-name="Standard">
      <style:paragraph-properties fo:line-height="150%" style:text-autospace="none"/>
      <style:text-properties style:use-window-font-color="true" fo:language="pt" fo:country="BR" officeooo:rsid="00372148" officeooo:paragraph-rsid="0077211e"/>
    </style:style>
    <style:style style:name="P80" style:family="paragraph" style:parent-style-name="Standard">
      <style:paragraph-properties fo:line-height="150%" style:text-autospace="none"/>
      <style:text-properties style:use-window-font-color="true" fo:language="pt" fo:country="BR" officeooo:rsid="00372148" officeooo:paragraph-rsid="00372148"/>
    </style:style>
    <style:style style:name="P81" style:family="paragraph" style:parent-style-name="Standard">
      <style:paragraph-properties fo:line-height="150%" style:text-autospace="none"/>
      <style:text-properties style:use-window-font-color="true" fo:language="pt" fo:country="BR" officeooo:rsid="00372148" officeooo:paragraph-rsid="00947170"/>
    </style:style>
    <style:style style:name="P82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officeooo:paragraph-rsid="007bf34e"/>
    </style:style>
    <style:style style:name="P83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fo:font-weight="bold" officeooo:rsid="007db80f" officeooo:paragraph-rsid="007db80f" style:font-weight-asian="bold" style:font-weight-complex="bold"/>
    </style:style>
    <style:style style:name="P84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fo:font-weight="bold" officeooo:rsid="007db80f" officeooo:paragraph-rsid="0083a2cf" style:font-weight-asian="bold" style:font-weight-complex="bold"/>
    </style:style>
    <style:style style:name="P85" style:family="paragraph" style:parent-style-name="Standard">
      <style:paragraph-properties fo:line-height="150%" fo:text-align="justify" style:justify-single-word="false" style:text-autospace="none"/>
      <style:text-properties style:use-window-font-color="true" fo:language="pt" fo:country="BR" fo:font-weight="bold" officeooo:rsid="0083a2cf" officeooo:paragraph-rsid="0083a2cf" style:font-weight-asian="bold" style:font-weight-complex="bold"/>
    </style:style>
    <style:style style:name="P86" style:family="paragraph" style:parent-style-name="Standard">
      <style:paragraph-properties fo:line-height="150%" fo:text-align="justify" style:justify-single-word="false" style:text-autospace="none"/>
      <style:text-properties fo:language="pt" fo:country="BR" officeooo:paragraph-rsid="007ae268"/>
    </style:style>
    <style:style style:name="P87" style:family="paragraph" style:parent-style-name="Standard">
      <style:paragraph-properties fo:line-height="150%" fo:text-align="justify" style:justify-single-word="false" style:text-autospace="none"/>
      <style:text-properties fo:language="pt" fo:country="BR" officeooo:paragraph-rsid="007db80f"/>
    </style:style>
    <style:style style:name="P88" style:family="paragraph" style:parent-style-name="Standard">
      <style:paragraph-properties fo:line-height="150%" fo:text-align="justify" style:justify-single-word="false" style:text-autospace="none"/>
      <style:text-properties fo:language="pt" fo:country="BR" officeooo:paragraph-rsid="0083a2cf"/>
    </style:style>
    <style:style style:name="P89" style:family="paragraph" style:parent-style-name="Standard">
      <style:paragraph-properties fo:line-height="150%" fo:text-align="center" style:justify-single-word="false" fo:break-before="page" style:text-autospace="none"/>
      <style:text-properties fo:color="#000000" style:font-name="Arial1" fo:font-size="14pt" fo:language="pt" fo:country="BR" fo:font-weight="bold" officeooo:paragraph-rsid="0017851f" style:font-size-asian="14pt" style:font-weight-asian="bold" style:font-name-complex="Arial1" style:font-size-complex="5.5pt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auto" fo:break-before="page" style:text-autospace="none"/>
      <style:text-properties fo:color="#000000" style:font-name="Arial1" fo:font-size="14pt" fo:language="pt" fo:country="BR" fo:font-weight="bold" officeooo:paragraph-rsid="0017851f" style:font-size-asian="14pt" style:font-weight-asian="bold" style:font-name-complex="Arial1" style:font-size-complex="5.5pt" style:font-weight-complex="bold"/>
    </style:style>
    <style:style style:name="P91" style:family="paragraph" style:parent-style-name="Standard" style:list-style-name="WW8Num1">
      <style:paragraph-properties fo:line-height="150%" fo:text-align="justify" style:justify-single-word="false" style:text-autospace="none">
        <style:tab-stops>
          <style:tab-stop style:position="1.27cm"/>
          <style:tab-stop style:position="2.54cm"/>
        </style:tab-stops>
      </style:paragraph-properties>
      <style:text-properties fo:color="#000000" style:font-name="Arial1" fo:font-size="14pt" fo:language="pt" fo:country="BR" officeooo:paragraph-rsid="00891d68" style:font-size-asian="14pt" style:font-name-complex="Arial1" style:font-size-complex="5.5pt"/>
    </style:style>
    <style:style style:name="P92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49f2e6" officeooo:paragraph-rsid="0049f2e6" fo:background-color="transparent" style:font-size-asian="14pt" style:font-name-complex="Arial1" style:font-size-complex="5.5pt"/>
    </style:style>
    <style:style style:name="P93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4baf87" officeooo:paragraph-rsid="004b7b54" fo:background-color="transparent" style:font-size-asian="14pt" style:font-name-complex="Arial1" style:font-size-complex="5.5pt"/>
    </style:style>
    <style:style style:name="P94" style:family="paragraph" style:parent-style-name="Standard">
      <style:paragraph-properties fo:line-height="150%" style:text-autospace="none"/>
      <style:text-properties fo:color="#000000" style:font-name="Arial1" fo:font-size="14pt" fo:language="pt" fo:country="BR" officeooo:rsid="004baf87" officeooo:paragraph-rsid="00b4ff00" fo:background-color="transparent" style:font-size-asian="14pt" style:font-name-complex="Arial1" style:font-size-complex="5.5pt"/>
    </style:style>
    <style:style style:name="P95" style:family="paragraph" style:parent-style-name="Standard">
      <style:paragraph-properties fo:line-height="150%" style:text-autospace="none"/>
      <style:text-properties fo:color="#000000" fo:language="pt" fo:country="BR" officeooo:rsid="00278168" officeooo:paragraph-rsid="00278168"/>
    </style:style>
    <style:style style:name="P96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fo:language="pt" fo:country="BR" officeooo:paragraph-rsid="0017851f"/>
    </style:style>
    <style:style style:name="P97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fo:language="pt" fo:country="BR" fo:font-weight="bold" officeooo:rsid="0086027e" officeooo:paragraph-rsid="0086027e" style:font-weight-asian="bold" style:font-weight-complex="bold"/>
    </style:style>
    <style:style style:name="P98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fo:language="pt" fo:country="BR" officeooo:rsid="00891d68" officeooo:paragraph-rsid="00891d68"/>
    </style:style>
    <style:style style:name="P99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color="#000000" style:font-name="Arial1" fo:font-size="14pt" fo:language="pt" fo:country="BR" officeooo:paragraph-rsid="0017851f" style:font-size-asian="14pt" style:font-name-complex="Arial1" style:font-size-complex="5.5pt"/>
    </style:style>
    <style:style style:name="P100" style:family="paragraph" style:parent-style-name="Standard" style:list-style-name="WW8Num1">
      <style:paragraph-properties fo:margin-left="0.635cm" fo:margin-right="0cm" fo:line-height="150%" fo:text-align="justify" style:justify-single-word="false" fo:text-indent="0cm" style:auto-text-indent="false" style:text-autospace="none">
        <style:tab-stops>
          <style:tab-stop style:position="1.27cm"/>
          <style:tab-stop style:position="2.54cm"/>
        </style:tab-stops>
      </style:paragraph-properties>
      <style:text-properties fo:language="pt" fo:country="BR" officeooo:paragraph-rsid="008bf054"/>
    </style:style>
    <style:style style:name="T1" style:family="text">
      <style:text-properties style:font-name="Arial1" fo:font-size="14pt" style:font-size-asian="14pt" style:font-name-complex="Arial1" style:font-size-complex="5.5pt"/>
    </style:style>
    <style:style style:name="T2" style:family="text">
      <style:text-properties style:font-name="Arial1" fo:font-size="14pt" officeooo:rsid="007931bc" style:font-size-asian="14pt" style:font-name-complex="Arial1" style:font-size-complex="5.5pt"/>
    </style:style>
    <style:style style:name="T3" style:family="text">
      <style:text-properties style:font-name="Arial1" fo:font-size="14pt" officeooo:rsid="007bf34e" style:font-size-asian="14pt" style:font-name-complex="Arial1" style:font-size-complex="5.5pt"/>
    </style:style>
    <style:style style:name="T4" style:family="text">
      <style:text-properties style:font-name="Arial1" fo:font-size="14pt" officeooo:rsid="007e3fe5" style:font-size-asian="14pt" style:font-name-complex="Arial1" style:font-size-complex="5.5pt"/>
    </style:style>
    <style:style style:name="T5" style:family="text">
      <style:text-properties style:font-name="Arial1" fo:font-size="14pt" officeooo:rsid="00804885" style:font-size-asian="14pt" style:font-name-complex="Arial1" style:font-size-complex="5.5pt"/>
    </style:style>
    <style:style style:name="T6" style:family="text">
      <style:text-properties style:font-name="Arial1" fo:font-size="14pt" officeooo:rsid="0017e2a7" style:font-size-asian="14pt" style:font-name-complex="Arial1" style:font-size-complex="5.5pt"/>
    </style:style>
    <style:style style:name="T7" style:family="text">
      <style:text-properties style:font-name="Arial1" fo:font-size="14pt" officeooo:rsid="0018f6c5" style:font-size-asian="14pt" style:font-name-complex="Arial1" style:font-size-complex="5.5pt"/>
    </style:style>
    <style:style style:name="T8" style:family="text">
      <style:text-properties style:font-name="Arial1" fo:font-size="14pt" officeooo:rsid="0019288e" style:font-size-asian="14pt" style:font-name-complex="Arial1" style:font-size-complex="5.5pt"/>
    </style:style>
    <style:style style:name="T9" style:family="text">
      <style:text-properties style:font-name="Arial1" fo:font-size="14pt" officeooo:rsid="001e3e00" style:font-size-asian="14pt" style:font-name-complex="Arial1" style:font-size-complex="5.5pt"/>
    </style:style>
    <style:style style:name="T10" style:family="text">
      <style:text-properties style:font-name="Arial1" fo:font-size="14pt" officeooo:rsid="001c4522" style:font-size-asian="14pt" style:font-name-complex="Arial1" style:font-size-complex="5.5pt"/>
    </style:style>
    <style:style style:name="T11" style:family="text">
      <style:text-properties style:font-name="Arial1" fo:font-size="14pt" officeooo:rsid="001f505b" style:font-size-asian="14pt" style:font-name-complex="Arial1" style:font-size-complex="5.5pt"/>
    </style:style>
    <style:style style:name="T12" style:family="text">
      <style:text-properties style:font-name="Arial1" fo:font-size="14pt" officeooo:rsid="001ff358" style:font-size-asian="14pt" style:font-name-complex="Arial1" style:font-size-complex="5.5pt"/>
    </style:style>
    <style:style style:name="T13" style:family="text">
      <style:text-properties style:font-name="Arial1" fo:font-size="14pt" officeooo:rsid="00771826" style:font-size-asian="14pt" style:font-name-complex="Arial1" style:font-size-complex="5.5pt"/>
    </style:style>
    <style:style style:name="T14" style:family="text">
      <style:text-properties style:font-name="Arial1" fo:font-size="14pt" officeooo:rsid="00424e37" style:font-size-asian="14pt" style:font-name-complex="Arial1" style:font-size-complex="5.5pt"/>
    </style:style>
    <style:style style:name="T15" style:family="text">
      <style:text-properties style:font-name="Arial1" fo:font-size="14pt" fo:font-weight="bold" style:font-size-asian="14pt" style:font-weight-asian="bold" style:font-name-complex="Arial1" style:font-size-complex="5.5pt" style:font-weight-complex="bold"/>
    </style:style>
    <style:style style:name="T16" style:family="text">
      <style:text-properties style:font-name="Arial1" fo:font-size="14pt" fo:font-weight="bold" officeooo:rsid="0077b47e" style:font-size-asian="14pt" style:font-weight-asian="bold" style:font-name-complex="Arial1" style:font-size-complex="5.5pt" style:font-weight-complex="bold"/>
    </style:style>
    <style:style style:name="T17" style:family="text">
      <style:text-properties style:font-name="Arial1" fo:font-size="14pt" fo:font-weight="bold" officeooo:rsid="007931bc" style:font-size-asian="14pt" style:font-weight-asian="bold" style:font-name-complex="Arial1" style:font-size-complex="5.5pt" style:font-weight-complex="bold"/>
    </style:style>
    <style:style style:name="T18" style:family="text">
      <style:text-properties style:font-name="Arial1" fo:font-size="14pt" fo:font-weight="bold" officeooo:rsid="007ae268" style:font-size-asian="14pt" style:font-weight-asian="bold" style:font-name-complex="Arial1" style:font-size-complex="5.5pt" style:font-weight-complex="bold"/>
    </style:style>
    <style:style style:name="T19" style:family="text">
      <style:text-properties style:font-name="Arial1" fo:font-size="14pt" fo:font-weight="bold" officeooo:rsid="0083a2cf" style:font-size-asian="14pt" style:font-weight-asian="bold" style:font-name-complex="Arial1" style:font-size-complex="5.5pt" style:font-weight-complex="bold"/>
    </style:style>
    <style:style style:name="T20" style:family="text">
      <style:text-properties style:font-name="Arial1" fo:font-size="14pt" fo:font-weight="bold" officeooo:rsid="008466a9" style:font-size-asian="14pt" style:font-weight-asian="bold" style:font-name-complex="Arial1" style:font-size-complex="5.5pt" style:font-weight-complex="bold"/>
    </style:style>
    <style:style style:name="T21" style:family="text">
      <style:text-properties style:font-name="Arial1" fo:font-size="14pt" fo:font-weight="bold" officeooo:rsid="007bf34e" fo:background-color="transparent" loext:char-shading-value="0" style:font-size-asian="14pt" style:font-weight-asian="bold" style:font-name-complex="Arial1" style:font-size-complex="5.5pt" style:font-weight-complex="bold"/>
    </style:style>
    <style:style style:name="T22" style:family="text">
      <style:text-properties style:font-name="Arial1" fo:font-size="14pt" fo:font-weight="bold" officeooo:rsid="007db80f" fo:background-color="transparent" loext:char-shading-value="0" style:font-size-asian="14pt" style:font-weight-asian="bold" style:font-name-complex="Arial1" style:font-size-complex="5.5pt" style:font-weight-complex="bold"/>
    </style:style>
    <style:style style:name="T23" style:family="text">
      <style:text-properties style:font-name="Arial1" fo:font-size="14pt" fo:font-weight="normal" style:font-size-asian="14pt" style:font-weight-asian="normal" style:font-name-complex="Arial1" style:font-size-complex="5.5pt" style:font-weight-complex="normal"/>
    </style:style>
    <style:style style:name="T24" style:family="text">
      <style:text-properties style:font-name="Arial1" fo:font-size="14pt" fo:font-weight="normal" officeooo:rsid="007ae268" style:font-size-asian="14pt" style:font-weight-asian="normal" style:font-name-complex="Arial1" style:font-size-complex="5.5pt" style:font-weight-complex="normal"/>
    </style:style>
    <style:style style:name="T25" style:family="text">
      <style:text-properties style:font-name="Arial1" fo:font-size="14pt" fo:background-color="transparent" loext:char-shading-value="0" style:font-size-asian="14pt" style:font-name-complex="Arial1" style:font-size-complex="5.5pt"/>
    </style:style>
    <style:style style:name="T26" style:family="text">
      <style:text-properties style:font-name="Arial1" fo:font-size="14pt" officeooo:rsid="0017e2a7" fo:background-color="transparent" loext:char-shading-value="0" style:font-size-asian="14pt" style:font-name-complex="Arial1" style:font-size-complex="5.5pt"/>
    </style:style>
    <style:style style:name="T27" style:family="text">
      <style:text-properties style:font-name="Arial1" fo:font-size="14pt" officeooo:rsid="0018f6c5" fo:background-color="transparent" loext:char-shading-value="0" style:font-size-asian="14pt" style:font-name-complex="Arial1" style:font-size-complex="5.5pt"/>
    </style:style>
    <style:style style:name="T28" style:family="text">
      <style:text-properties style:font-name="Arial1" fo:font-size="14pt" officeooo:rsid="002735cc" fo:background-color="transparent" loext:char-shading-value="0" style:font-size-asian="14pt" style:font-name-complex="Arial1" style:font-size-complex="5.5pt"/>
    </style:style>
    <style:style style:name="T29" style:family="text">
      <style:text-properties style:font-name="Arial1" fo:font-size="14pt" officeooo:rsid="00278168" fo:background-color="transparent" loext:char-shading-value="0" style:font-size-asian="14pt" style:font-name-complex="Arial1" style:font-size-complex="5.5pt"/>
    </style:style>
    <style:style style:name="T30" style:family="text">
      <style:text-properties style:font-name="Arial1" fo:font-size="14pt" officeooo:rsid="00282385" fo:background-color="transparent" loext:char-shading-value="0" style:font-size-asian="14pt" style:font-name-complex="Arial1" style:font-size-complex="5.5pt"/>
    </style:style>
    <style:style style:name="T31" style:family="text">
      <style:text-properties style:font-name="Arial1" fo:font-size="14pt" officeooo:rsid="00324397" fo:background-color="transparent" loext:char-shading-value="0" style:font-size-asian="14pt" style:font-name-complex="Arial1" style:font-size-complex="5.5pt"/>
    </style:style>
    <style:style style:name="T32" style:family="text">
      <style:text-properties style:font-name="Arial1" fo:font-size="14pt" officeooo:rsid="00327026" fo:background-color="transparent" loext:char-shading-value="0" style:font-size-asian="14pt" style:font-name-complex="Arial1" style:font-size-complex="5.5pt"/>
    </style:style>
    <style:style style:name="T33" style:family="text">
      <style:text-properties style:font-name="Arial1" fo:font-size="14pt" officeooo:rsid="00307d8d" fo:background-color="transparent" loext:char-shading-value="0" style:font-size-asian="14pt" style:font-name-complex="Arial1" style:font-size-complex="5.5pt"/>
    </style:style>
    <style:style style:name="T34" style:family="text">
      <style:text-properties style:font-name="Arial1" fo:font-size="14pt" officeooo:rsid="00a123c8" fo:background-color="transparent" loext:char-shading-value="0" style:font-size-asian="14pt" style:font-name-complex="Arial1" style:font-size-complex="5.5pt"/>
    </style:style>
    <style:style style:name="T35" style:family="text">
      <style:text-properties style:font-name="Arial1" fo:font-size="14pt" officeooo:rsid="00407267" fo:background-color="transparent" loext:char-shading-value="0" style:font-size-asian="14pt" style:font-name-complex="Arial1" style:font-size-complex="5.5pt"/>
    </style:style>
    <style:style style:name="T36" style:family="text">
      <style:text-properties style:font-name="Arial1" fo:font-size="14pt" officeooo:rsid="00444e4e" fo:background-color="transparent" loext:char-shading-value="0" style:font-size-asian="14pt" style:font-name-complex="Arial1" style:font-size-complex="5.5pt"/>
    </style:style>
    <style:style style:name="T37" style:family="text">
      <style:text-properties style:font-name="Arial1" fo:font-size="14pt" officeooo:rsid="0045989a" fo:background-color="transparent" loext:char-shading-value="0" style:font-size-asian="14pt" style:font-name-complex="Arial1" style:font-size-complex="5.5pt"/>
    </style:style>
    <style:style style:name="T38" style:family="text">
      <style:text-properties style:font-name="Arial1" fo:font-size="14pt" officeooo:rsid="0045d596" fo:background-color="transparent" loext:char-shading-value="0" style:font-size-asian="14pt" style:font-name-complex="Arial1" style:font-size-complex="5.5pt"/>
    </style:style>
    <style:style style:name="T39" style:family="text">
      <style:text-properties style:font-name="Arial1" fo:font-size="14pt" officeooo:rsid="004a37af" fo:background-color="transparent" loext:char-shading-value="0" style:font-size-asian="14pt" style:font-name-complex="Arial1" style:font-size-complex="5.5pt"/>
    </style:style>
    <style:style style:name="T40" style:family="text">
      <style:text-properties style:font-name="Arial1" fo:font-size="14pt" officeooo:rsid="004b7b54" fo:background-color="transparent" loext:char-shading-value="0" style:font-size-asian="14pt" style:font-name-complex="Arial1" style:font-size-complex="5.5pt"/>
    </style:style>
    <style:style style:name="T41" style:family="text">
      <style:text-properties style:font-name="Arial1" fo:font-size="14pt" officeooo:rsid="004baf87" fo:background-color="transparent" loext:char-shading-value="0" style:font-size-asian="14pt" style:font-name-complex="Arial1" style:font-size-complex="5.5pt"/>
    </style:style>
    <style:style style:name="T42" style:family="text">
      <style:text-properties style:font-name="Arial1" fo:font-size="14pt" officeooo:rsid="004be05e" fo:background-color="transparent" loext:char-shading-value="0" style:font-size-asian="14pt" style:font-name-complex="Arial1" style:font-size-complex="5.5pt"/>
    </style:style>
    <style:style style:name="T43" style:family="text">
      <style:text-properties style:font-name="Arial1" fo:font-size="14pt" officeooo:rsid="004d63ca" fo:background-color="transparent" loext:char-shading-value="0" style:font-size-asian="14pt" style:font-name-complex="Arial1" style:font-size-complex="5.5pt"/>
    </style:style>
    <style:style style:name="T44" style:family="text">
      <style:text-properties style:font-name="Arial1" fo:font-size="14pt" officeooo:rsid="004ec8c6" fo:background-color="transparent" loext:char-shading-value="0" style:font-size-asian="14pt" style:font-name-complex="Arial1" style:font-size-complex="5.5pt"/>
    </style:style>
    <style:style style:name="T45" style:family="text">
      <style:text-properties style:font-name="Arial1" fo:font-size="14pt" officeooo:rsid="004fa4eb" fo:background-color="transparent" loext:char-shading-value="0" style:font-size-asian="14pt" style:font-name-complex="Arial1" style:font-size-complex="5.5pt"/>
    </style:style>
    <style:style style:name="T46" style:family="text">
      <style:text-properties style:font-name="Arial1" fo:font-size="14pt" officeooo:rsid="004fa6ac" fo:background-color="transparent" loext:char-shading-value="0" style:font-size-asian="14pt" style:font-name-complex="Arial1" style:font-size-complex="5.5pt"/>
    </style:style>
    <style:style style:name="T47" style:family="text">
      <style:text-properties style:font-name="Arial1" fo:font-size="14pt" officeooo:rsid="0053dd45" fo:background-color="transparent" loext:char-shading-value="0" style:font-size-asian="14pt" style:font-name-complex="Arial1" style:font-size-complex="5.5pt"/>
    </style:style>
    <style:style style:name="T48" style:family="text">
      <style:text-properties style:font-name="Arial1" fo:font-size="14pt" officeooo:rsid="005bd703" fo:background-color="transparent" loext:char-shading-value="0" style:font-size-asian="14pt" style:font-name-complex="Arial1" style:font-size-complex="5.5pt"/>
    </style:style>
    <style:style style:name="T49" style:family="text">
      <style:text-properties style:font-name="Arial1" fo:font-size="14pt" officeooo:rsid="0054ca0f" fo:background-color="transparent" loext:char-shading-value="0" style:font-size-asian="14pt" style:font-name-complex="Arial1" style:font-size-complex="5.5pt"/>
    </style:style>
    <style:style style:name="T50" style:family="text">
      <style:text-properties style:font-name="Arial1" fo:font-size="14pt" officeooo:rsid="005a450b" fo:background-color="transparent" loext:char-shading-value="0" style:font-size-asian="14pt" style:font-name-complex="Arial1" style:font-size-complex="5.5pt"/>
    </style:style>
    <style:style style:name="T51" style:family="text">
      <style:text-properties style:font-name="Arial1" fo:font-size="14pt" officeooo:rsid="005c555b" fo:background-color="transparent" loext:char-shading-value="0" style:font-size-asian="14pt" style:font-name-complex="Arial1" style:font-size-complex="5.5pt"/>
    </style:style>
    <style:style style:name="T52" style:family="text">
      <style:text-properties style:font-name="Arial1" fo:font-size="14pt" officeooo:rsid="0090ddf6" fo:background-color="transparent" loext:char-shading-value="0" style:font-size-asian="14pt" style:font-name-complex="Arial1" style:font-size-complex="5.5pt"/>
    </style:style>
    <style:style style:name="T53" style:family="text">
      <style:text-properties style:font-name="Arial1" fo:font-size="14pt" officeooo:rsid="008e24b6" fo:background-color="transparent" loext:char-shading-value="0" style:font-size-asian="14pt" style:font-name-complex="Arial1" style:font-size-complex="5.5pt"/>
    </style:style>
    <style:style style:name="T54" style:family="text">
      <style:text-properties style:font-name="Arial1" style:font-name-complex="Arial1"/>
    </style:style>
    <style:style style:name="T55" style:family="text">
      <style:text-properties style:font-name="Arial1" officeooo:rsid="009ca5c0" style:font-name-complex="Arial1"/>
    </style:style>
    <style:style style:name="T56" style:family="text">
      <style:text-properties style:font-name="Arial1" officeooo:rsid="00a0ae23" style:font-name-complex="Arial1"/>
    </style:style>
    <style:style style:name="T57" style:family="text">
      <style:text-properties style:text-line-through-style="none" style:text-line-through-type="none" style:text-position="0% 100%" style:font-name="Arial1" fo:font-size="14pt" fo:font-style="normal" officeooo:rsid="0018f6c5" style:font-size-asian="14pt" style:font-style-asian="normal" style:font-name-complex="Arial1" style:font-size-complex="5.5pt" style:font-style-complex="normal"/>
    </style:style>
    <style:style style:name="T58" style:family="text">
      <style:text-properties fo:color="#ed1c24" style:font-name="Arial1" fo:font-size="14pt" fo:background-color="transparent" loext:char-shading-value="0" style:font-size-asian="14pt" style:font-name-complex="Arial1" style:font-size-complex="5.5pt"/>
    </style:style>
    <style:style style:name="T59" style:family="text">
      <style:text-properties fo:color="#ed1c24" style:font-name="Arial1" fo:font-size="14pt" officeooo:rsid="00278168" fo:background-color="transparent" loext:char-shading-value="0" style:font-size-asian="14pt" style:font-name-complex="Arial1" style:font-size-complex="5.5pt"/>
    </style:style>
    <style:style style:name="T60" style:family="text">
      <style:text-properties fo:color="#ed1c24" style:font-name="Arial1" fo:font-size="14pt" officeooo:rsid="003302c6" fo:background-color="transparent" loext:char-shading-value="0" style:font-size-asian="14pt" style:font-name-complex="Arial1" style:font-size-complex="5.5pt"/>
    </style:style>
    <style:style style:name="T61" style:family="text">
      <style:text-properties fo:color="#ed1c24" officeooo:rsid="006737e4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style:font-name="Arial1" fo:font-size="14pt" style:font-size-asian="14pt" style:font-name-complex="Arial1" style:font-size-complex="5.5pt"/>
    </style:style>
    <style:style style:name="T64" style:family="text">
      <style:text-properties style:use-window-font-color="true" style:font-name="Arial1" fo:font-size="14pt" officeooo:rsid="00724f59" style:font-size-asian="14pt" style:font-name-complex="Arial1" style:font-size-complex="5.5pt"/>
    </style:style>
    <style:style style:name="T65" style:family="text">
      <style:text-properties style:use-window-font-color="true" style:font-name="Arial1" fo:font-size="14pt" officeooo:rsid="0017e2a7" style:font-size-asian="14pt" style:font-name-complex="Arial1" style:font-size-complex="5.5pt"/>
    </style:style>
    <style:style style:name="T66" style:family="text">
      <style:text-properties style:use-window-font-color="true" style:font-name="Arial1" fo:font-size="14pt" fo:background-color="transparent" loext:char-shading-value="0" style:font-size-asian="14pt" style:font-name-complex="Arial1" style:font-size-complex="5.5pt"/>
    </style:style>
    <style:style style:name="T67" style:family="text">
      <style:text-properties style:use-window-font-color="true" style:font-name="Arial1" fo:font-size="14pt" officeooo:rsid="00294e5f" fo:background-color="transparent" loext:char-shading-value="0" style:font-size-asian="14pt" style:font-name-complex="Arial1" style:font-size-complex="5.5pt"/>
    </style:style>
    <style:style style:name="T68" style:family="text">
      <style:text-properties style:use-window-font-color="true" style:font-name="Arial1" fo:font-size="14pt" officeooo:rsid="00324397" fo:background-color="transparent" loext:char-shading-value="0" style:font-size-asian="14pt" style:font-name-complex="Arial1" style:font-size-complex="5.5pt"/>
    </style:style>
    <style:style style:name="T69" style:family="text">
      <style:text-properties style:use-window-font-color="true" style:font-name="Arial1" fo:font-size="14pt" officeooo:rsid="0018f6c5" fo:background-color="transparent" loext:char-shading-value="0" style:font-size-asian="14pt" style:font-name-complex="Arial1" style:font-size-complex="5.5pt"/>
    </style:style>
    <style:style style:name="T70" style:family="text">
      <style:text-properties style:use-window-font-color="true" style:font-name="Arial1" fo:font-size="14pt" officeooo:rsid="002c31bf" fo:background-color="transparent" loext:char-shading-value="0" style:font-size-asian="14pt" style:font-name-complex="Arial1" style:font-size-complex="5.5pt"/>
    </style:style>
    <style:style style:name="T71" style:family="text">
      <style:text-properties style:use-window-font-color="true" style:font-name="Arial1" fo:font-size="14pt" officeooo:rsid="00278168" fo:background-color="transparent" loext:char-shading-value="0" style:font-size-asian="14pt" style:font-name-complex="Arial1" style:font-size-complex="5.5pt"/>
    </style:style>
    <style:style style:name="T72" style:family="text">
      <style:text-properties style:use-window-font-color="true" style:font-name="Arial1" fo:font-size="14pt" officeooo:rsid="00327026" fo:background-color="transparent" loext:char-shading-value="0" style:font-size-asian="14pt" style:font-name-complex="Arial1" style:font-size-complex="5.5pt"/>
    </style:style>
    <style:style style:name="T73" style:family="text">
      <style:text-properties style:use-window-font-color="true" style:font-name="Arial1" fo:font-size="14pt" officeooo:rsid="003302c6" fo:background-color="transparent" loext:char-shading-value="0" style:font-size-asian="14pt" style:font-name-complex="Arial1" style:font-size-complex="5.5pt"/>
    </style:style>
    <style:style style:name="T74" style:family="text">
      <style:text-properties style:use-window-font-color="true" style:font-name="Arial1" fo:font-size="14pt" officeooo:rsid="003339c5" fo:background-color="transparent" loext:char-shading-value="0" style:font-size-asian="14pt" style:font-name-complex="Arial1" style:font-size-complex="5.5pt"/>
    </style:style>
    <style:style style:name="T75" style:family="text">
      <style:text-properties style:use-window-font-color="true" style:font-name="Arial1" fo:font-size="14pt" officeooo:rsid="002df412" fo:background-color="transparent" loext:char-shading-value="0" style:font-size-asian="14pt" style:font-name-complex="Arial1" style:font-size-complex="5.5pt"/>
    </style:style>
    <style:style style:name="T76" style:family="text">
      <style:text-properties style:use-window-font-color="true" style:font-name="Arial1" fo:font-size="14pt" officeooo:rsid="002ef772" fo:background-color="transparent" loext:char-shading-value="0" style:font-size-asian="14pt" style:font-name-complex="Arial1" style:font-size-complex="5.5pt"/>
    </style:style>
    <style:style style:name="T77" style:family="text">
      <style:text-properties style:use-window-font-color="true" style:font-name="Arial1" fo:font-size="14pt" officeooo:rsid="00307d8d" fo:background-color="transparent" loext:char-shading-value="0" style:font-size-asian="14pt" style:font-name-complex="Arial1" style:font-size-complex="5.5pt"/>
    </style:style>
    <style:style style:name="T78" style:family="text">
      <style:text-properties style:use-window-font-color="true" style:font-name="Arial1" fo:font-size="14pt" officeooo:rsid="00391459" fo:background-color="transparent" loext:char-shading-value="0" style:font-size-asian="14pt" style:font-name-complex="Arial1" style:font-size-complex="5.5pt"/>
    </style:style>
    <style:style style:name="T79" style:family="text">
      <style:text-properties style:use-window-font-color="true" style:font-name="Arial1" fo:font-size="14pt" officeooo:rsid="00372148" fo:background-color="transparent" loext:char-shading-value="0" style:font-size-asian="14pt" style:font-name-complex="Arial1" style:font-size-complex="5.5pt"/>
    </style:style>
    <style:style style:name="T80" style:family="text">
      <style:text-properties style:use-window-font-color="true" style:font-name="Arial1" fo:font-size="14pt" officeooo:rsid="003aee37" fo:background-color="transparent" loext:char-shading-value="0" style:font-size-asian="14pt" style:font-name-complex="Arial1" style:font-size-complex="5.5pt"/>
    </style:style>
    <style:style style:name="T81" style:family="text">
      <style:text-properties style:use-window-font-color="true" style:font-name="Arial1" fo:font-size="14pt" officeooo:rsid="003baa43" fo:background-color="transparent" loext:char-shading-value="0" style:font-size-asian="14pt" style:font-name-complex="Arial1" style:font-size-complex="5.5pt"/>
    </style:style>
    <style:style style:name="T82" style:family="text">
      <style:text-properties style:use-window-font-color="true" style:font-name="Arial1" fo:font-size="14pt" officeooo:rsid="003ce8e6" fo:background-color="transparent" loext:char-shading-value="0" style:font-size-asian="14pt" style:font-name-complex="Arial1" style:font-size-complex="5.5pt"/>
    </style:style>
    <style:style style:name="T83" style:family="text">
      <style:text-properties style:use-window-font-color="true" style:font-name="Arial1" fo:font-size="14pt" officeooo:rsid="00451847" fo:background-color="transparent" loext:char-shading-value="0" style:font-size-asian="14pt" style:font-name-complex="Arial1" style:font-size-complex="5.5pt"/>
    </style:style>
    <style:style style:name="T84" style:family="text">
      <style:text-properties style:use-window-font-color="true" style:font-name="Arial1" fo:font-size="14pt" officeooo:rsid="004d63ca" fo:background-color="transparent" loext:char-shading-value="0" style:font-size-asian="14pt" style:font-name-complex="Arial1" style:font-size-complex="5.5pt"/>
    </style:style>
    <style:style style:name="T85" style:family="text">
      <style:text-properties style:use-window-font-color="true" style:font-name="Arial1" fo:font-size="14pt" officeooo:rsid="004fa6ac" fo:background-color="transparent" loext:char-shading-value="0" style:font-size-asian="14pt" style:font-name-complex="Arial1" style:font-size-complex="5.5pt"/>
    </style:style>
    <style:style style:name="T86" style:family="text">
      <style:text-properties style:use-window-font-color="true" style:font-name="Arial1" fo:font-size="14pt" officeooo:rsid="005c555b" fo:background-color="transparent" loext:char-shading-value="0" style:font-size-asian="14pt" style:font-name-complex="Arial1" style:font-size-complex="5.5pt"/>
    </style:style>
    <style:style style:name="T87" style:family="text">
      <style:text-properties style:use-window-font-color="true" style:font-name="Arial1" fo:font-size="14pt" officeooo:rsid="0095619b" fo:background-color="transparent" loext:char-shading-value="0" style:font-size-asian="14pt" style:font-name-complex="Arial1" style:font-size-complex="5.5pt"/>
    </style:style>
    <style:style style:name="T88" style:family="text">
      <style:text-properties style:use-window-font-color="true" style:font-name="Arial1" fo:font-size="14pt" officeooo:rsid="00971d55" fo:background-color="transparent" loext:char-shading-value="0" style:font-size-asian="14pt" style:font-name-complex="Arial1" style:font-size-complex="5.5pt"/>
    </style:style>
    <style:style style:name="T89" style:family="text">
      <style:text-properties style:use-window-font-color="true" style:font-name="Arial1" fo:font-size="14pt" officeooo:rsid="0097412f" fo:background-color="transparent" loext:char-shading-value="0" style:font-size-asian="14pt" style:font-name-complex="Arial1" style:font-size-complex="5.5pt"/>
    </style:style>
    <style:style style:name="T90" style:family="text">
      <style:text-properties style:use-window-font-color="true" style:font-name="Arial1" fo:font-size="14pt" officeooo:rsid="00998406" fo:background-color="transparent" loext:char-shading-value="0" style:font-size-asian="14pt" style:font-name-complex="Arial1" style:font-size-complex="5.5pt"/>
    </style:style>
    <style:style style:name="T91" style:family="text">
      <style:text-properties style:use-window-font-color="true" style:font-name="Arial1" fo:font-size="14pt" officeooo:rsid="009868f8" fo:background-color="transparent" loext:char-shading-value="0" style:font-size-asian="14pt" style:font-name-complex="Arial1" style:font-size-complex="5.5pt"/>
    </style:style>
    <style:style style:name="T92" style:family="text">
      <style:text-properties style:use-window-font-color="true" style:font-name="Arial1" fo:font-size="14pt" officeooo:rsid="0099b482" fo:background-color="transparent" loext:char-shading-value="0" style:font-size-asian="14pt" style:font-name-complex="Arial1" style:font-size-complex="5.5pt"/>
    </style:style>
    <style:style style:name="T93" style:family="text">
      <style:text-properties style:use-window-font-color="true" officeooo:rsid="004d63ca"/>
    </style:style>
    <style:style style:name="T94" style:family="text">
      <style:text-properties style:use-window-font-color="true" officeooo:rsid="006737e4"/>
    </style:style>
    <style:style style:name="T95" style:family="text">
      <style:text-properties style:use-window-font-color="true" officeooo:rsid="0068a0ad"/>
    </style:style>
    <style:style style:name="T96" style:family="text">
      <style:text-properties style:use-window-font-color="true" officeooo:rsid="00697d15"/>
    </style:style>
    <style:style style:name="T97" style:family="text">
      <style:text-properties style:use-window-font-color="true" officeooo:rsid="006b4581"/>
    </style:style>
    <style:style style:name="T98" style:family="text">
      <style:text-properties style:use-window-font-color="true" officeooo:rsid="006b9bd3"/>
    </style:style>
    <style:style style:name="T99" style:family="text">
      <style:text-properties style:use-window-font-color="true" officeooo:rsid="006c9139"/>
    </style:style>
    <style:style style:name="T100" style:family="text">
      <style:text-properties style:use-window-font-color="true" officeooo:rsid="006def6b"/>
    </style:style>
    <style:style style:name="T101" style:family="text">
      <style:text-properties style:use-window-font-color="true" officeooo:rsid="006e388c"/>
    </style:style>
    <style:style style:name="T102" style:family="text">
      <style:text-properties style:use-window-font-color="true" officeooo:rsid="0018f6c5"/>
    </style:style>
    <style:style style:name="T103" style:family="text">
      <style:text-properties style:use-window-font-color="true" officeooo:rsid="00747a22"/>
    </style:style>
    <style:style style:name="T104" style:family="text">
      <style:text-properties style:use-window-font-color="true" officeooo:rsid="00747a22" fo:background-color="transparent" loext:char-shading-value="0"/>
    </style:style>
    <style:style style:name="T105" style:family="text">
      <style:text-properties style:use-window-font-color="true" officeooo:rsid="004baf87" fo:background-color="transparent" loext:char-shading-value="0"/>
    </style:style>
    <style:style style:name="T106" style:family="text">
      <style:text-properties fo:color="#000000" style:font-name="Arial1" fo:font-size="14pt" style:font-size-asian="14pt" style:font-name-complex="Arial1" style:font-size-complex="5.5pt"/>
    </style:style>
    <style:style style:name="T107" style:family="text">
      <style:text-properties fo:color="#000000" style:font-name="Arial1" fo:font-size="14pt" officeooo:rsid="007bf34e" style:font-size-asian="14pt" style:font-name-complex="Arial1" style:font-size-complex="5.5pt"/>
    </style:style>
    <style:style style:name="T108" style:family="text">
      <style:text-properties fo:color="#000000" style:font-name="Arial1" fo:font-size="14pt" fo:font-weight="bold" officeooo:rsid="007db80f" fo:background-color="transparent" loext:char-shading-value="0" style:font-size-asian="14pt" style:font-weight-asian="bold" style:font-name-complex="Arial1" style:font-size-complex="5.5pt" style:font-weight-complex="bold"/>
    </style:style>
    <style:style style:name="T109" style:family="text">
      <style:text-properties fo:color="#000000" style:font-name="Arial1" fo:font-size="14pt" fo:font-weight="bold" officeooo:rsid="0083a2cf" fo:background-color="transparent" loext:char-shading-value="0" style:font-size-asian="14pt" style:font-weight-asian="bold" style:font-name-complex="Arial1" style:font-size-complex="5.5pt" style:font-weight-complex="bold"/>
    </style:style>
    <style:style style:name="T110" style:family="text">
      <style:text-properties fo:color="#000000" style:font-name="Arial1" fo:font-size="14pt" fo:font-weight="bold" style:font-size-asian="14pt" style:font-weight-asian="bold" style:font-name-complex="Arial1" style:font-size-complex="5.5pt" style:font-weight-complex="bold"/>
    </style:style>
    <style:style style:name="T111" style:family="text">
      <style:text-properties fo:color="#000000" style:font-name="Arial1" fo:font-size="14pt" fo:font-weight="bold" officeooo:rsid="007ae268" style:font-size-asian="14pt" style:font-weight-asian="bold" style:font-name-complex="Arial1" style:font-size-complex="5.5pt" style:font-weight-complex="bold"/>
    </style:style>
    <style:style style:name="T112" style:family="text">
      <style:text-properties fo:color="#000000" style:font-name="Arial1" fo:font-size="14pt" fo:font-weight="normal" fo:background-color="transparent" loext:char-shading-value="0" style:font-size-asian="14pt" style:font-weight-asian="normal" style:font-name-complex="Arial1" style:font-size-complex="5.5pt" style:font-weight-complex="normal"/>
    </style:style>
    <style:style style:name="T113" style:family="text">
      <style:text-properties fo:color="#000000" style:font-name="Arial1" fo:font-size="14pt" fo:font-weight="normal" officeooo:rsid="007db80f" fo:background-color="transparent" loext:char-shading-value="0" style:font-size-asian="14pt" style:font-weight-asian="normal" style:font-name-complex="Arial1" style:font-size-complex="5.5pt" style:font-weight-complex="normal"/>
    </style:style>
    <style:style style:name="T114" style:family="text">
      <style:text-properties fo:color="#000000" style:font-name="Arial1" fo:font-size="14pt" fo:font-weight="normal" officeooo:rsid="00823df5" fo:background-color="transparent" loext:char-shading-value="0" style:font-size-asian="14pt" style:font-weight-asian="normal" style:font-name-complex="Arial1" style:font-size-complex="5.5pt" style:font-weight-complex="normal"/>
    </style:style>
    <style:style style:name="T115" style:family="text">
      <style:text-properties fo:color="#000000" style:font-name="Arial1" fo:font-size="14pt" fo:background-color="transparent" loext:char-shading-value="0" style:font-size-asian="14pt" style:font-name-complex="Arial1" style:font-size-complex="5.5pt"/>
    </style:style>
    <style:style style:name="T116" style:family="text">
      <style:text-properties officeooo:rsid="007417bd"/>
    </style:style>
    <style:style style:name="T117" style:family="text">
      <style:text-properties officeooo:rsid="00747a22"/>
    </style:style>
    <style:style style:name="T118" style:family="text">
      <style:text-properties officeooo:rsid="007673ae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officeooo:rsid="00867cb4"/>
    </style:style>
    <style:style style:name="T121" style:family="text">
      <style:text-properties officeooo:rsid="009b46a1"/>
    </style:style>
    <style:style style:name="T122" style:family="text">
      <style:text-properties officeooo:rsid="009ca5c0"/>
    </style:style>
    <style:style style:name="T123" style:family="text">
      <style:text-properties officeooo:rsid="009e99c0"/>
    </style:style>
    <style:style style:name="T124" style:family="text">
      <style:text-properties officeooo:rsid="009fb737"/>
    </style:style>
    <style:style style:name="T125" style:family="text">
      <style:text-properties officeooo:rsid="00a0ae23"/>
    </style:style>
    <style:style style:name="T126" style:family="text">
      <style:text-properties officeooo:rsid="00a0e638"/>
    </style:style>
    <style:style style:name="T127" style:family="text">
      <style:text-properties fo:background-color="transparent" loext:char-shading-value="0"/>
    </style:style>
    <style:style style:name="T128" style:family="text">
      <style:text-properties officeooo:rsid="00528877" fo:background-color="transparent" loext:char-shading-value="0"/>
    </style:style>
    <style:style style:name="T129" style:family="text">
      <style:text-properties officeooo:rsid="006fc65d" fo:background-color="transparent" loext:char-shading-value="0"/>
    </style:style>
    <style:style style:name="T130" style:family="text">
      <style:text-properties officeooo:rsid="005c555b" fo:background-color="transparent" loext:char-shading-value="0"/>
    </style:style>
    <style:style style:name="T131" style:family="text">
      <style:text-properties officeooo:rsid="006fd23a" fo:background-color="transparent" loext:char-shading-value="0"/>
    </style:style>
    <style:style style:name="T132" style:family="text">
      <style:text-properties officeooo:rsid="0018f6c5" fo:background-color="transparent" loext:char-shading-value="0"/>
    </style:style>
    <style:style style:name="T133" style:family="text">
      <style:text-properties officeooo:rsid="007673ae" fo:background-color="transparent" loext:char-shading-value="0"/>
    </style:style>
    <style:style style:name="T134" style:family="text">
      <style:text-properties officeooo:rsid="004baf87" fo:background-color="transparent" loext:char-shading-value="0"/>
    </style:style>
    <style:style style:name="T135" style:family="text">
      <style:text-properties officeooo:rsid="004ec8c6" fo:background-color="transparent" loext:char-shading-value="0"/>
    </style:style>
    <style:style style:name="T136" style:family="text">
      <style:text-properties officeooo:rsid="00891043" fo:background-color="transparent" loext:char-shading-value="0"/>
    </style:style>
    <style:style style:name="T137" style:family="text">
      <style:text-properties officeooo:rsid="004fa6ac" fo:background-color="transparent" loext:char-shading-value="0"/>
    </style:style>
    <style:style style:name="T138" style:family="text">
      <style:text-properties style:font-name="Arial" fo:font-size="14pt" officeooo:rsid="00ae35c3" fo:background-color="transparent" loext:char-shading-value="0" style:font-size-asian="14pt" style:font-name-complex="Arial1" style:font-size-complex="5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BNF (Original)</text:p>
      <text:p text:style-name="P1"/>
      <text:p text:style-name="P26"><text:span text:style-name="T1">&lt;S&gt; ::= &lt;</text:span><text:span text:style-name="T6">main</text:span><text:span text:style-name="T1">&gt; <text:s/>&lt;</text:span><text:span text:style-name="T64">f</text:span><text:span text:style-name="T65">unc</text:span><text:span text:style-name="T63">&gt; </text:span></text:p>
      <text:p text:style-name="P26"><text:span text:style-name="T1">&lt;</text:span><text:span text:style-name="T6">main</text:span><text:span text:style-name="T1">&gt;</text:span><text:span text:style-name="T25"> ::</text:span><text:span text:style-name="T26">= </text:span><text:span text:style-name="T27">main &lt;achaves&gt; &lt;vardecl&gt; &lt;seqcomandos&gt; &lt;fchaves&gt;</text:span></text:p>
      <text:p text:style-name="P14">&lt;achaves&gt; ::= <text:s/>{</text:p>
      <text:p text:style-name="P14">&lt;fchaves&gt; ::= }</text:p>
      <text:p text:style-name="P14">&lt;vardecl&gt; ::= &lt;var&gt; &lt;tipo&gt; &lt;identificador&gt; &lt;atribuicao&gt;</text:p>
      <text:p text:style-name="P14">&lt;var&gt; ::= cage </text:p>
      <text:p text:style-name="P26"><text:span text:style-name="T7">&lt;tipo&gt; ::= &lt;</text:span><text:span text:style-name="T57">int</text:span><text:span text:style-name="T7">&gt; | &lt;bool&gt; | &lt;float&gt; </text:span></text:p>
      <text:p text:style-name="P5">&lt;int&gt; ::= icage</text:p>
      <text:p text:style-name="P35"><text:span text:style-name="T1">&lt;bool&gt; ::</text:span><text:span text:style-name="T8">= bcage</text:span></text:p>
      <text:p text:style-name="P35"><text:span text:style-name="T1">&lt;</text:span><text:span text:style-name="T8">float</text:span><text:span text:style-name="T1">&gt;::</text:span><text:span text:style-name="T8">= fcage</text:span></text:p>
      <text:p text:style-name="P26"><text:span text:style-name="T1">&lt;identificador&gt; ::= <text:s/>&lt;letra&gt; (&lt;</text:span><text:span text:style-name="T9">l</text:span><text:span text:style-name="T10">d</text:span><text:span text:style-name="T1">&gt;)*(&lt;</text:span><text:span text:style-name="T10">fsub</text:span><text:span text:style-name="T1">&gt;)*</text:span></text:p>
      <text:p text:style-name="P38"><text:span text:style-name="T1">&lt;ld:&gt; ::</text:span><text:span text:style-name="T11">= &lt;</text:span><text:span text:style-name="T12">letra</text:span><text:span text:style-name="T11">&gt; </text:span><text:span text:style-name="T7">|</text:span><text:span text:style-name="T11"> &lt;</text:span><text:span text:style-name="T12">digito</text:span><text:span text:style-name="T11">&gt;</text:span></text:p>
      <text:p text:style-name="P40"><text:span text:style-name="T11">&lt;</text:span><text:span text:style-name="T1">fsub&gt; ::= _(&lt;</text:span><text:span text:style-name="T13">ld</text:span><text:span text:style-name="T1">&gt;)+ </text:span></text:p>
      <text:p text:style-name="P7">&lt;letra&gt; ::= a|b|c|d|e|f|g|h|i|j|k|l|m|n|o|p|q|r|s|t|u|v|w|x|y|z|A|B|C|D|E|<text:line-break/>F|G|H|I|J|K|L|M|N|O|P|Q|R|S|T|U|V|W|X|Y|Z</text:p>
      <text:p text:style-name="P26"><text:span text:style-name="T1">&lt;d</text:span><text:span text:style-name="T14">i</text:span><text:span text:style-name="T1">gito&gt; ::= 0|1|2|3|4|5|6|7|8|9</text:span></text:p>
      <text:p text:style-name="P26"><text:span text:style-name="T14">&lt;</text:span><text:span text:style-name="T1">d</text:span><text:span text:style-name="T14">i</text:span><text:span text:style-name="T1">gito</text:span><text:span text:style-name="T14">s&gt; ::= &lt;digito&gt;(&lt;digito&gt;)*</text:span></text:p>
      <text:p text:style-name="P35"><text:span text:style-name="T25">&lt;atribuicao&gt; ::</text:span><text:span text:style-name="T28">= </text:span><text:span text:style-name="T29">&lt;atribuir&gt; </text:span><text:span text:style-name="T25">|</text:span><text:span text:style-name="T29"> &lt;ptovirgula&gt;</text:span></text:p>
      <text:p text:style-name="P16">&lt;ptovirgula&gt; ::= ;</text:p>
      <text:p text:style-name="P42"><text:span text:style-name="T25">&lt;atribuir&gt; ::= &lt;atrib&gt; </text:span><text:span text:style-name="T30">&lt;e</text:span><text:span text:style-name="T25">xp</text:span><text:span text:style-name="T30">&gt; </text:span><text:span text:style-name="T67">&lt;</text:span><text:span text:style-name="T68">loop</text:span><text:span text:style-name="T67">&gt;</text:span><text:span text:style-name="T66"> </text:span><text:span text:style-name="T69">|</text:span><text:span text:style-name="T58"> </text:span><text:span text:style-name="T66">&lt;</text:span><text:span text:style-name="T67">aparent</text:span><text:span text:style-name="T66">&gt;</text:span><text:span text:style-name="T58"> </text:span><text:span text:style-name="T67">&lt;l</text:span><text:span text:style-name="T66">ista</text:span><text:span text:style-name="T67">e</text:span><text:span text:style-name="T66">xp</text:span><text:span text:style-name="T67">&gt;</text:span><text:span text:style-name="T58"> </text:span><text:span text:style-name="T66">&lt;</text:span><text:span text:style-name="T67">fparent</text:span><text:span text:style-name="T66">&gt; &lt;</text:span><text:span text:style-name="T67">ptovirgula</text:span><text:span text:style-name="T66">&gt; </text:span><text:span text:style-name="T69">|</text:span><text:span text:style-name="T66"> &lt;</text:span><text:span text:style-name="T67">aparent</text:span><text:span text:style-name="T66">&gt; &lt;</text:span><text:span text:style-name="T67">fparent</text:span><text:span text:style-name="T66">&gt; &lt;</text:span><text:span text:style-name="T67">ptovirgula</text:span><text:span text:style-name="T66">&gt; </text:span><text:span text:style-name="T69">|</text:span><text:span text:style-name="T67"> </text:span><text:span text:style-name="T70">&lt;m</text:span><text:span text:style-name="T66">declaracao</text:span><text:span text:style-name="T70">&gt;</text:span><text:span text:style-name="T66"> </text:span></text:p>
      <text:p text:style-name="P44"><text:span text:style-name="T28">&lt;</text:span><text:span text:style-name="T25">atrib&gt; ::= :=</text:span></text:p>
      <text:p text:style-name="P17">&lt;aparent&gt; ::= (</text:p>
      <text:p text:style-name="P17">&lt;fparent&gt; ::= )</text:p>
      <text:p text:style-name="P46"><text:span text:style-name="T25">&lt;</text:span><text:span text:style-name="T31">loop</text:span><text:span text:style-name="T25">&gt; ::=</text:span><text:span text:style-name="T66"> </text:span><text:span text:style-name="T70">&lt;m</text:span><text:span text:style-name="T71">declaracao</text:span><text:span text:style-name="T70">&gt;</text:span><text:span text:style-name="T71"> </text:span><text:span text:style-name="T59"><text:s/></text:span><text:span text:style-name="T69">|</text:span><text:span text:style-name="T59"> </text:span><text:span text:style-name="T71">&lt;</text:span><text:span text:style-name="T67">ptovirgula</text:span><text:span text:style-name="T71">&gt; </text:span></text:p>
      <text:p text:style-name="P48"><text:span text:style-name="T25">&lt;listaexp&gt; ::= </text:span><text:span text:style-name="T32">&lt;e</text:span><text:span text:style-name="T25">xp</text:span><text:span text:style-name="T32">&gt; </text:span><text:span text:style-name="T72">&lt;l</text:span><text:span text:style-name="T66">ista</text:span><text:span text:style-name="T72">e</text:span><text:span text:style-name="T66">xp2</text:span><text:span text:style-name="T72">&gt;</text:span></text:p>
      <text:p text:style-name="P51"><text:span text:style-name="T72">&lt;listaexp2&gt; ::</text:span><text:span text:style-name="T73">= </text:span><text:span text:style-name="T72"><text:s/>&lt;</text:span><text:span text:style-name="T73">virgula</text:span><text:span text:style-name="T72">&gt; &lt;</text:span><text:span text:style-name="T73">e</text:span><text:span text:style-name="T72">xp</text:span><text:span text:style-name="T73">&gt; &lt;l</text:span><text:span text:style-name="T72">ista</text:span><text:span text:style-name="T73">e</text:span><text:span text:style-name="T72">xp</text:span><text:span text:style-name="T73">2&gt;</text:span><text:span text:style-name="T72"> </text:span><text:span text:style-name="T69">|</text:span><text:span text:style-name="T73"> </text:span><text:span text:style-name="T138">ε</text:span></text:p>
      <text:p text:style-name="P42"><text:span text:style-name="T70">&lt;m</text:span><text:span text:style-name="T73">declaracao</text:span><text:span text:style-name="T70">&gt;</text:span><text:span text:style-name="T73"> ::=</text:span><text:span text:style-name="T60"> <text:s/></text:span><text:span text:style-name="T73">&lt;virgula&gt; &lt;</text:span><text:span text:style-name="T74">identificador</text:span><text:span text:style-name="T73">&gt; </text:span><text:span text:style-name="T74">&lt;a</text:span><text:span text:style-name="T73">tribuicao</text:span><text:span text:style-name="T74">&gt;</text:span></text:p>
      <text:p text:style-name="P52"><text:soft-page-break/><text:span text:style-name="T74">&lt;</text:span><text:span text:style-name="T66">virgula&gt; ::= ,</text:span></text:p>
      <text:p text:style-name="P54"><text:span text:style-name="T25">&lt;exp&gt; ::= </text:span><text:span text:style-name="T71">&lt;</text:span><text:span text:style-name="T66">aparent</text:span><text:span text:style-name="T71">&gt; </text:span><text:span text:style-name="T66">&lt;exp&gt; &lt;</text:span><text:span text:style-name="T75">op</text:span><text:span text:style-name="T66">&gt;</text:span><text:span text:style-name="T58"> </text:span><text:span text:style-name="T66">&lt;exp&gt;</text:span><text:span text:style-name="T58"> </text:span><text:span text:style-name="T66">&lt;</text:span><text:span text:style-name="T76">fparent</text:span><text:span text:style-name="T66">&gt; | </text:span><text:span text:style-name="T77">&lt;f</text:span><text:span text:style-name="T66">ator</text:span><text:span text:style-name="T77">&gt;</text:span></text:p>
      <text:p text:style-name="P79"><text:span text:style-name="T33">&lt;</text:span><text:span text:style-name="T25">op&gt; ::= <text:s/>"+" | "-" | "*" | "/" <text:s/>| "&lt;" | "&gt;" | "=="</text:span><text:span text:style-name="T34">| "&lt;="| "&gt;=" |"!"</text:span></text:p>
      <text:p text:style-name="P54"><text:span text:style-name="T77">&lt;f</text:span><text:span text:style-name="T66">ator</text:span><text:span text:style-name="T77">&gt; ::</text:span><text:span text:style-name="T78">= <text:s/></text:span><text:span text:style-name="T79">&lt;</text:span><text:span text:style-name="T80">identificador</text:span><text:span text:style-name="T79">&gt; ( &lt;</text:span><text:span text:style-name="T80">aparent</text:span><text:span text:style-name="T79">&gt; ( </text:span><text:span text:style-name="T81">&lt;l</text:span><text:span text:style-name="T79">ista</text:span><text:span text:style-name="T81">e</text:span><text:span text:style-name="T79">xp</text:span><text:span text:style-name="T81">&gt;</text:span><text:span text:style-name="T79"> )? &lt;</text:span><text:span text:style-name="T82">fparent</text:span><text:span text:style-name="T79">&gt; )? </text:span><text:span text:style-name="T69">|</text:span><text:span text:style-name="T79"> <text:s/></text:span><text:span text:style-name="T35">&lt;token_numlit&gt;</text:span><text:span text:style-name="T79"> </text:span><text:span text:style-name="T69">|</text:span><text:span text:style-name="T79"> &lt;</text:span><text:span text:style-name="T83">true</text:span><text:span text:style-name="T79">&gt; </text:span><text:span text:style-name="T69">|</text:span><text:span text:style-name="T79"> &lt;</text:span><text:span text:style-name="T83">false</text:span><text:span text:style-name="T79">&gt;</text:span></text:p>
      <text:p text:style-name="P66">&lt;true&gt; ::= true</text:p>
      <text:p text:style-name="P66">&lt;false&gt; ::= false</text:p>
      <text:p text:style-name="P44"><text:span text:style-name="T35">&lt;token_numlit&gt; ::= </text:span><text:span text:style-name="T25">&lt;</text:span><text:span text:style-name="T36">digitos</text:span><text:span text:style-name="T25">&gt;&lt;</text:span><text:span text:style-name="T37">fop</text:span><text:span text:style-name="T25">&gt;&lt;</text:span><text:span text:style-name="T38">expop</text:span><text:span text:style-name="T25">&gt;</text:span></text:p>
      <text:p text:style-name="P59"><text:span text:style-name="T28">&lt;</text:span><text:span text:style-name="T25">fop&gt; ::= (“.”&lt;</text:span><text:span text:style-name="T39">digitos</text:span><text:span text:style-name="T25">&gt;)?</text:span></text:p>
      <text:p text:style-name="P61"><text:span text:style-name="T25">&lt;expop&gt; ::= ("E"("+"|"-")?&lt;</text:span><text:span text:style-name="T40">digitos</text:span><text:span text:style-name="T25">&gt;)?</text:span></text:p>
      <text:p text:style-name="P61"><text:span text:style-name="T27">&lt;seqcomandos&gt; ::</text:span><text:span text:style-name="T40">= </text:span><text:span text:style-name="T41">&lt;c</text:span><text:span text:style-name="T40">omando</text:span><text:span text:style-name="T41">&gt;*</text:span></text:p>
      <text:p text:style-name="P19"/>
      <text:p text:style-name="P64"><text:span text:style-name="T25">&lt;comando&gt; ::= &lt;</text:span><text:span text:style-name="T42">identificador</text:span><text:span text:style-name="T25">&gt;</text:span><text:span text:style-name="T58"> </text:span><text:span text:style-name="T84">&lt;a</text:span><text:span text:style-name="T66">tribuir</text:span><text:span text:style-name="T84">&gt;</text:span><text:span text:style-name="T25"> </text:span><text:span text:style-name="T69">|</text:span><text:span text:style-name="T66"> &lt;</text:span><text:span text:style-name="T84">if</text:span><text:span text:style-name="T66">&gt; </text:span><text:span text:style-name="T25">&lt;</text:span><text:span text:style-name="T43">aparent</text:span><text:span text:style-name="T25">&gt;</text:span><text:span text:style-name="T44">&lt;exp&gt;</text:span><text:span text:style-name="T25"> &lt;</text:span><text:span text:style-name="T44">fparent</text:span><text:span text:style-name="T25">&gt; &lt;</text:span><text:span text:style-name="T45">achaves</text:span><text:span text:style-name="T25">&gt; </text:span><text:span text:style-name="T46">&lt;seqcomandos&gt; </text:span><text:span text:style-name="T25">&lt;</text:span><text:span text:style-name="T46">fchaves</text:span><text:span text:style-name="T25">&gt; &lt;</text:span><text:span text:style-name="T46">ptovirgula</text:span><text:span text:style-name="T25">&gt; </text:span><text:span text:style-name="T69">|</text:span><text:span text:style-name="T25"> </text:span><text:span text:style-name="T66">&lt;</text:span><text:span text:style-name="T85">while</text:span><text:span text:style-name="T66">&gt;</text:span><text:span text:style-name="T25"> &lt;</text:span><text:span text:style-name="T43">aparent</text:span><text:span text:style-name="T25">&gt; </text:span><text:span text:style-name="T44">&lt;exp&gt;</text:span><text:span text:style-name="T25"> &lt;</text:span><text:span text:style-name="T44">fparent</text:span><text:span text:style-name="T25">&gt; <text:s/>&lt;</text:span><text:span text:style-name="T45">achaves</text:span><text:span text:style-name="T25">&gt; </text:span><text:span text:style-name="T46">&lt;seqcomandos&gt;</text:span><text:span text:style-name="T25"> &lt;</text:span><text:span text:style-name="T47">fchaves</text:span><text:span text:style-name="T25">&gt; &lt;</text:span><text:span text:style-name="T47">ptovirgula</text:span><text:span text:style-name="T25">&gt; </text:span><text:span text:style-name="T69">|</text:span><text:span text:style-name="T25"> &lt;</text:span><text:span text:style-name="T49">do</text:span><text:span text:style-name="T25">&gt; &lt;</text:span><text:span text:style-name="T49">achaves</text:span><text:span text:style-name="T25">&gt; </text:span><text:span text:style-name="T46">&lt;seqcomandos&gt;</text:span><text:span text:style-name="T25"> &lt;</text:span><text:span text:style-name="T50">fchaves</text:span><text:span text:style-name="T25">&gt; &lt;</text:span><text:span text:style-name="T50">while</text:span><text:span text:style-name="T25">&gt; &lt;</text:span><text:span text:style-name="T48">aparent</text:span><text:span text:style-name="T25">&gt; </text:span><text:span text:style-name="T48">&lt;exp&gt;</text:span><text:span text:style-name="T25"> &lt;</text:span><text:span text:style-name="T48">fparent</text:span><text:span text:style-name="T25">&gt; &lt;</text:span><text:span text:style-name="T48">ptovirgula</text:span><text:span text:style-name="T25">&gt; </text:span><text:span text:style-name="T69">|</text:span><text:span text:style-name="T66"> &lt;</text:span><text:span text:style-name="T86">return</text:span><text:span text:style-name="T66">&gt;</text:span><text:span text:style-name="T25"> </text:span><text:span text:style-name="T44">&lt;exp&gt;</text:span><text:span text:style-name="T25"> &lt;</text:span><text:span text:style-name="T51">ptovirgula</text:span><text:span text:style-name="T25">&gt; </text:span><text:span text:style-name="T69">|</text:span><text:span text:style-name="T25"> </text:span><text:span text:style-name="T66">&lt;</text:span><text:span text:style-name="T86">print</text:span><text:span text:style-name="T66">&gt; </text:span><text:span text:style-name="T25">&lt;</text:span><text:span text:style-name="T48">aparent</text:span><text:span text:style-name="T25">&gt; </text:span><text:span text:style-name="T51">&lt;exp&gt;</text:span><text:span text:style-name="T25"> &lt;</text:span><text:span text:style-name="T44">fparent</text:span><text:span text:style-name="T25">&gt; &lt;</text:span><text:span text:style-name="T48">ptovirgula</text:span><text:span text:style-name="T25">&gt;</text:span></text:p>
      <text:p text:style-name="P19"/>
      <text:p text:style-name="P19"><text:span text:style-name="T93">&lt;a</text:span><text:span text:style-name="T62">tribuir</text:span><text:span text:style-name="T93">&gt; ::</text:span><text:span text:style-name="T94">=</text:span><text:span text:style-name="T61"> <text:s text:c="2"/></text:span><text:span text:style-name="T94">&lt;</text:span><text:span text:style-name="T95">atrib</text:span><text:span text:style-name="T94">&gt; </text:span><text:span text:style-name="T96">&lt;exp&gt;</text:span><text:span text:style-name="T94"> </text:span><text:span text:style-name="T95">&lt;loop&gt; </text:span><text:span text:style-name="T102">|</text:span><text:span text:style-name="T94"> &lt;</text:span><text:span text:style-name="T97">aparent</text:span><text:span text:style-name="T94">&gt; ( </text:span><text:span text:style-name="T98">&lt;listaexp&gt;</text:span><text:span text:style-name="T61"> </text:span><text:span text:style-name="T94">)? &lt;</text:span><text:span text:style-name="T99">fparent</text:span><text:span text:style-name="T94">&gt; &lt;</text:span><text:span text:style-name="T99">ptovirgula</text:span><text:span text:style-name="T94">&gt; </text:span><text:span text:style-name="T102">|</text:span><text:span text:style-name="T94"> </text:span><text:span text:style-name="T99">&lt;m</text:span><text:span text:style-name="T94">declaracao</text:span><text:span text:style-name="T99">&gt;</text:span><text:span text:style-name="T94"> </text:span></text:p>
      <text:p text:style-name="P21"><text:span text:style-name="T94">&lt;</text:span><text:span text:style-name="T62">if&gt; ::</text:span><text:span text:style-name="T100">= </text:span><text:span text:style-name="T101">if</text:span></text:p>
      <text:p text:style-name="P68">&lt;while&gt; ::= ncage</text:p>
      <text:p text:style-name="P73"><text:span text:style-name="T127">&lt;</text:span><text:span text:style-name="T128">do</text:span><text:span text:style-name="T127">&gt; ::</text:span><text:span text:style-name="T129">= do</text:span></text:p>
      <text:p text:style-name="P73"><text:span text:style-name="T129">&lt;</text:span><text:span text:style-name="T130">return</text:span><text:span text:style-name="T129">&gt; ::= return</text:span></text:p>
      <text:p text:style-name="P73"><text:span text:style-name="T129">&lt;</text:span><text:span text:style-name="T130">print</text:span><text:span text:style-name="T129">&gt; ::</text:span><text:span text:style-name="T131">= print</text:span></text:p>
      <text:p text:style-name="P70"/>
      <text:p text:style-name="P9">&lt;func&gt; ::= &lt;<text:span text:style-name="T116">funcao</text:span>&gt; <text:span text:style-name="T117">&lt;tipo&gt; </text:span><text:s/>&lt;<text:span text:style-name="T117">identificador</text:span>&gt; &lt;<text:span text:style-name="T117">aparent</text:span>&gt; ( <text:span text:style-name="T103">&lt;listaarg&gt; </text:span><text:s/>)? &lt;<text:span text:style-name="T118">fparent</text:span>&gt; &lt;<text:span text:style-name="T118">achaves</text:span>&gt; <text:span text:style-name="T132">&lt;vardecl&gt; </text:span><text:span text:style-name="T133">&lt;seqcomandos&gt;</text:span> <text:s/>&lt;<text:span text:style-name="T118">fchaves</text:span>&gt;</text:p>
      <text:p text:style-name="P9"/>
      <text:p text:style-name="P12"><text:soft-page-break/>&lt;funcao&gt; ::= funCage</text:p>
      <text:p text:style-name="P77">&lt;listaarg&gt; ::= &lt;tipo&gt; &lt;identificador&gt; &lt;listaarg2&gt;</text:p>
      <text:p text:style-name="P77">&lt;listaarg2&gt; ::= (&lt;virgula&gt; &lt;tipo&gt; &lt;identificador&gt; &lt;listaarg2&gt;)?</text:p>
      <text:p text:style-name="P1"/>
      <text:p text:style-name="P23"/>
      <text:p text:style-name="P23">Palavras Reservadas</text:p>
      <text:p text:style-name="P23"/>
      <text:p text:style-name="P32"><text:span text:style-name="T16">main</text:span><text:span text:style-name="T15">: </text:span><text:span text:style-name="T1">Inicia </text:span><text:span text:style-name="T2">a função principal do programa, essa declaração é obrigatoria, após opcionalmente podem ser declarada outras funções;</text:span></text:p>
      <text:p text:style-name="P33"><text:span text:style-name="T17">funCage: </text:span><text:span text:style-name="T24">Inicia a criação de uma função, deve ser declarada após o bloco da função principal do programa, sendo opcional sua utilização; </text:span></text:p>
      <text:p text:style-name="P32"><text:span text:style-name="T18">if</text:span><text:span text:style-name="T15">: </text:span><text:span text:style-name="T1">inicio declaração de desvio condicional;</text:span></text:p>
      <text:p text:style-name="P86"><text:span text:style-name="T111">ncage</text:span><text:span text:style-name="T110">: </text:span><text:span text:style-name="T1">Estrutura de repetição que executa enquanto uma condição é verdadeira;</text:span></text:p>
      <text:p text:style-name="P87"><text:span text:style-name="T111">do</text:span><text:span text:style-name="T110">: </text:span><text:span text:style-name="T3">Estutura de repetição usada em conjunto com o </text:span><text:span text:style-name="T4">ncage</text:span><text:span text:style-name="T3"> . O comando do…</text:span><text:span text:style-name="T5">ncage</text:span><text:span text:style-name="T3"> faz com que os comandos do bloco a ser repetido sejam executados no mínimo uma vez</text:span><text:span text:style-name="T107">;</text:span></text:p>
      <text:p text:style-name="P82"><text:span text:style-name="T22">c</text:span><text:span text:style-name="T21">age: </text:span><text:span text:style-name="T113">inicia a declaração de uma variavel;</text:span></text:p>
      <text:p text:style-name="P83"><text:span text:style-name="T115">icage: </text:span><text:span text:style-name="T112">corresponde ao tipo de dado inteiro; </text:span></text:p>
      <text:p text:style-name="P84"><text:span text:style-name="T115">fcage:</text:span><text:span text:style-name="T112"> corresponde ao </text:span><text:span text:style-name="T114">t</text:span><text:span text:style-name="T112">ipo de dados de ponto flutuante com precisão simples;</text:span></text:p>
      <text:p text:style-name="P87"><text:span text:style-name="T108">bcage: </text:span><text:span text:style-name="T113">corresponde ao tipo de dado booleano;</text:span></text:p>
      <text:p text:style-name="P85"><text:span text:style-name="T115">true: <text:s/></text:span><text:span text:style-name="T112">corresponde ao verdadeiro;</text:span></text:p>
      <text:p text:style-name="P85"><text:span text:style-name="T115">false: </text:span><text:span text:style-name="T112">corresponde ao falso;</text:span></text:p>
      <text:p text:style-name="P88"><text:span text:style-name="T109">return: r</text:span><text:span text:style-name="T115">etorna um valor dentro de uma função ou força o abandono da mesma.</text:span></text:p>
      <text:p text:style-name="P83"/>
      <text:p text:style-name="P25"/>
      <text:p text:style-name="P34"><text:span text:style-name="T19">{</text:span><text:span text:style-name="T15">:</text:span><text:span text:style-name="T1"> delimitador de bloco inicial;</text:span></text:p>
      <text:p text:style-name="P32"><text:span text:style-name="T19">}</text:span><text:span text:style-name="T15">:</text:span><text:span text:style-name="T1"> final de delimitador de bloco;</text:span></text:p>
      <text:p text:style-name="P24"><text:soft-page-break/>OPERADORES:</text:p>
      <text:list xml:id="list3940315283" text:style-name="WW8Num1">
        <text:list-item>
          <text:p text:style-name="P96"><text:span text:style-name="T15">+ : </text:span><text:span text:style-name="T1">soma;</text:span></text:p>
        </text:list-item>
        <text:list-item>
          <text:p text:style-name="P96"><text:span text:style-name="T15">- : </text:span><text:span text:style-name="T1">subtração;</text:span></text:p>
        </text:list-item>
        <text:list-item>
          <text:p text:style-name="P96"><text:span text:style-name="T15">* : </text:span><text:span text:style-name="T1">multiplicação;</text:span></text:p>
        </text:list-item>
        <text:list-item>
          <text:p text:style-name="P96"><text:span text:style-name="T15">/ : </text:span><text:span text:style-name="T1">divisão;</text:span></text:p>
        </text:list-item>
        <text:list-item>
          <text:p text:style-name="P97"><text:span text:style-name="T1">E : </text:span><text:span text:style-name="T23">exponencial;</text:span></text:p>
        </text:list-item>
        <text:list-item>
          <text:p text:style-name="P96"><text:span text:style-name="T15">=</text:span><text:span text:style-name="T20">=</text:span><text:span text:style-name="T15"> : </text:span><text:span text:style-name="T1">comparação de igualdade;</text:span></text:p>
        </text:list-item>
        <text:list-item>
          <text:p text:style-name="P98"><text:span text:style-name="T15">! :</text:span><text:span text:style-name="T1"> diferente;</text:span></text:p>
        </text:list-item>
        <text:list-item>
          <text:p text:style-name="P96"><text:span text:style-name="T15">&gt; : </text:span><text:span text:style-name="T1">comparação maior;</text:span></text:p>
        </text:list-item>
        <text:list-item>
          <text:p text:style-name="P100"><text:span text:style-name="T110">&lt; : </text:span><text:span text:style-name="T106">comparação menor;</text:span></text:p>
        </text:list-item>
        <text:list-item>
          <text:p text:style-name="P100"><text:span text:style-name="T15">&lt;= : </text:span><text:span text:style-name="T1">comparação menor ou igual;</text:span></text:p>
        </text:list-item>
        <text:list-item>
          <text:p text:style-name="P100"><text:span text:style-name="T110">&gt;= : </text:span><text:span text:style-name="T106">comparação maior ou igual;</text:span></text:p>
        </text:list-item>
        <text:list-item>
          <text:p text:style-name="P96"><text:span text:style-name="T15">:</text:span><text:span text:style-name="T20">=</text:span><text:span text:style-name="T15"> : </text:span><text:span text:style-name="T1">atribuição;</text:span></text:p>
        </text:list-item>
        <text:list-item>
          <text:p text:style-name="P99"><text:span text:style-name="T119">; :</text:span> final de linha de instrução.</text:p>
          <text:p text:style-name="P91"/>
        </text:list-item>
      </text:list>
      <text:p text:style-name="P2"><text:tab/>Por motivos de implementação, devido a lógica de programação, restrições de estruturas de linguagens e recursão a esquerda, a linguagem utilizada <text:s/>e BNF tiveram que ser adaptadas para a seguinte maneira:</text:p>
      <text:p text:style-name="P2"/>
      <text:p text:style-name="P89">BNF (Final)</text:p>
      <text:p text:style-name="P27"><text:span text:style-name="T1">&lt;S&gt; ::= &lt;</text:span><text:span text:style-name="T6">main</text:span><text:span text:style-name="T1">&gt; &lt;</text:span><text:span text:style-name="T64">f</text:span><text:span text:style-name="T65">unc</text:span><text:span text:style-name="T63">&gt; </text:span></text:p>
      <text:p text:style-name="P27"><text:span text:style-name="T1">&lt;</text:span><text:span text:style-name="T6">main</text:span><text:span text:style-name="T1">&gt;</text:span><text:span text:style-name="T25"> ::</text:span><text:span text:style-name="T26">= </text:span><text:span text:style-name="T27">main &lt;achaves&gt; &lt;vardecl&gt; &lt;seqcomandos&gt; &lt;fchaves&gt;</text:span></text:p>
      <text:p text:style-name="P15">&lt;achaves&gt; ::= <text:s/>{</text:p>
      <text:p text:style-name="P15">&lt;fchaves&gt; ::= }</text:p>
      <text:p text:style-name="P15">&lt;vardecl&gt; ::= &lt;var&gt; &lt;tipo&gt; &lt;identificador&gt; &lt;atribuicao&gt;</text:p>
      <text:p text:style-name="P15">&lt;var&gt; ::= cage </text:p>
      <text:p text:style-name="P28"><text:span text:style-name="T7">&lt;tipo&gt; ::= &lt;</text:span><text:span text:style-name="T57">int</text:span><text:span text:style-name="T7">&gt; | &lt;bool&gt; | &lt;float&gt; </text:span></text:p>
      <text:p text:style-name="P6">&lt;int&gt; ::= icage</text:p>
      <text:p text:style-name="P36"><text:span text:style-name="T1">&lt;bool&gt; ::</text:span><text:span text:style-name="T8">= bcage</text:span></text:p>
      <text:p text:style-name="P36"><text:span text:style-name="T1">&lt;</text:span><text:span text:style-name="T8">float</text:span><text:span text:style-name="T1">&gt;::</text:span><text:span text:style-name="T8">= fcage</text:span></text:p>
      <text:p text:style-name="P29"><text:span text:style-name="T1">&lt;identificador&gt; ::= <text:s/>&lt;letra&gt; (&lt;</text:span><text:span text:style-name="T9">l</text:span><text:span text:style-name="T10">d</text:span><text:span text:style-name="T1">&gt;)*(&lt;</text:span><text:span text:style-name="T10">fsub</text:span><text:span text:style-name="T1">&gt;)*</text:span></text:p>
      <text:p text:style-name="P39"><text:span text:style-name="T1">&lt;ld:&gt; ::</text:span><text:span text:style-name="T11">= &lt;</text:span><text:span text:style-name="T12">letra</text:span><text:span text:style-name="T11">&gt; </text:span><text:span text:style-name="T7">|</text:span><text:span text:style-name="T11"> &lt;</text:span><text:span text:style-name="T12">digito</text:span><text:span text:style-name="T11">&gt;</text:span></text:p>
      <text:p text:style-name="P41"><text:span text:style-name="T11">&lt;</text:span><text:span text:style-name="T1">fsub&gt; ::= _(&lt;</text:span><text:span text:style-name="T13">ld</text:span><text:span text:style-name="T1">&gt;)+ </text:span></text:p>
      <text:p text:style-name="P8">&lt;letra&gt; ::= a|b|c|d|e|f|g|h|i|j|k|l|m|n|o|p|q|r|s|t|u|v|w|x|y|z|A|B|C|D|E|<text:line-break/>F|G|H|I|J|K|L|M|N|O|P|Q|R|S|T|U|V|W|X|Y|Z</text:p>
      <text:p text:style-name="P30"><text:span text:style-name="T1">&lt;d</text:span><text:span text:style-name="T14">i</text:span><text:span text:style-name="T1">gito&gt; ::= 0|1|2|3|4|5|6|7|8|9</text:span></text:p>
      <text:p text:style-name="P31"><text:span text:style-name="T14">&lt;</text:span><text:span text:style-name="T1">d</text:span><text:span text:style-name="T14">i</text:span><text:span text:style-name="T1">gito</text:span><text:span text:style-name="T14">s&gt; ::= &lt;digito&gt;(&lt;digito&gt;)*</text:span></text:p>
      <text:p text:style-name="P37"><text:span text:style-name="T25">&lt;atribuicao&gt; ::</text:span><text:span text:style-name="T28">= </text:span><text:span text:style-name="T29">&lt;atribuir&gt; </text:span><text:span text:style-name="T25">|</text:span><text:span text:style-name="T29"> &lt;ptovirgula&gt;</text:span></text:p>
      <text:p text:style-name="P95"><text:span text:style-name="T25">&lt;ptovirgula&gt; ::= ;</text:span></text:p>
      <text:p text:style-name="P94"><text:span text:style-name="T93">&lt;a</text:span><text:span text:style-name="T62">tribuir</text:span><text:span text:style-name="T93">&gt; ::</text:span><text:span text:style-name="T94">=</text:span><text:span text:style-name="T61"> <text:s text:c="2"/></text:span><text:span text:style-name="T94">&lt;</text:span><text:span text:style-name="T95">atrib</text:span><text:span text:style-name="T94">&gt; </text:span><text:span text:style-name="T96">&lt;exp&gt;</text:span><text:span text:style-name="T94"> </text:span><text:span text:style-name="T95">&lt;loop&gt; </text:span><text:span text:style-name="T102">|</text:span><text:span text:style-name="T94"> &lt;</text:span><text:span text:style-name="T97">aparent</text:span><text:span text:style-name="T94">&gt; ( </text:span><text:span text:style-name="T98">&lt;listaexp&gt;</text:span><text:span text:style-name="T61"> </text:span><text:span text:style-name="T94">)? &lt;</text:span><text:span text:style-name="T99">fparent</text:span><text:span text:style-name="T94">&gt; &lt;</text:span><text:span text:style-name="T99">ptovirgula</text:span><text:span text:style-name="T94">&gt; </text:span><text:span text:style-name="T102">|</text:span><text:span text:style-name="T94"> </text:span><text:span text:style-name="T99">&lt;m</text:span><text:span text:style-name="T94">declaracao</text:span><text:span text:style-name="T99">&gt;</text:span><text:span text:style-name="T94"> </text:span></text:p>
      <text:p text:style-name="P94"><text:span text:style-name="T94"/></text:p>
      <text:p text:style-name="P45"><text:span text:style-name="T28">&lt;</text:span><text:span text:style-name="T25">atrib&gt; ::= :=</text:span></text:p>
      <text:p text:style-name="P18">&lt;aparent&gt; ::= (</text:p>
      <text:p text:style-name="P18">&lt;fparent&gt; ::= )</text:p>
      <text:p text:style-name="P47"><text:span text:style-name="T25">&lt;</text:span><text:span text:style-name="T31">loop</text:span><text:span text:style-name="T25">&gt; ::=</text:span><text:span text:style-name="T66"> </text:span><text:span text:style-name="T70">&lt;m</text:span><text:span text:style-name="T71">declaracao</text:span><text:span text:style-name="T70">&gt;</text:span><text:span text:style-name="T71"> </text:span><text:span text:style-name="T59"><text:s/></text:span><text:span text:style-name="T69">|</text:span><text:span text:style-name="T59"> </text:span><text:span text:style-name="T71">&lt;</text:span><text:span text:style-name="T67">ptovirgula</text:span><text:span text:style-name="T71">&gt; </text:span></text:p>
      <text:p text:style-name="P49"><text:span text:style-name="T25">&lt;listaexp&gt; ::= </text:span><text:span text:style-name="T32">&lt;e</text:span><text:span text:style-name="T25">xp</text:span><text:span text:style-name="T32">&gt; </text:span><text:span text:style-name="T72">&lt;l</text:span><text:span text:style-name="T66">ista</text:span><text:span text:style-name="T72">e</text:span><text:span text:style-name="T66">xp2</text:span><text:span text:style-name="T72">&gt;</text:span></text:p>
      <text:p text:style-name="P51"><text:span text:style-name="T72">&lt;listaexp2&gt; ::</text:span><text:span text:style-name="T73">= </text:span><text:span text:style-name="T72"><text:s/>&lt;</text:span><text:span text:style-name="T73">virgula</text:span><text:span text:style-name="T72">&gt; &lt;</text:span><text:span text:style-name="T73">e</text:span><text:span text:style-name="T72">xp</text:span><text:span text:style-name="T73">&gt; &lt;l</text:span><text:span text:style-name="T72">ista</text:span><text:span text:style-name="T73">e</text:span><text:span text:style-name="T72">xp</text:span><text:span text:style-name="T73">2&gt;</text:span><text:span text:style-name="T72"> </text:span><text:span text:style-name="T69">|</text:span><text:span text:style-name="T73"> </text:span><text:span text:style-name="T138">ε</text:span><text:span text:style-name="T73"> </text:span></text:p>
      <text:p text:style-name="P43"><text:span text:style-name="T70">&lt;m</text:span><text:span text:style-name="T73">declaracao</text:span><text:span text:style-name="T70">&gt;</text:span><text:span text:style-name="T73"> ::=</text:span><text:span text:style-name="T60"> <text:s/></text:span><text:span text:style-name="T73">&lt;virgula&gt; &lt;</text:span><text:span text:style-name="T74">identificador</text:span><text:span text:style-name="T73">&gt; </text:span><text:span text:style-name="T74">&lt;a</text:span><text:span text:style-name="T73">tribuicao</text:span><text:span text:style-name="T74">&gt;</text:span></text:p>
      <text:p text:style-name="P53"><text:soft-page-break/><text:span text:style-name="T74">&lt;</text:span><text:span text:style-name="T66">virgula&gt; ::= ,</text:span></text:p>
      <text:p text:style-name="P55"><text:span text:style-name="T25">&lt;exp&gt; ::= </text:span><text:span text:style-name="T71">&lt;</text:span><text:span text:style-name="T66">aparent</text:span><text:span text:style-name="T71">&gt; </text:span><text:span text:style-name="T66">&lt;exp&gt; &lt;</text:span><text:span text:style-name="T75">op</text:span><text:span text:style-name="T66">&gt;</text:span><text:span text:style-name="T58"> </text:span><text:span text:style-name="T66">&lt;exp&gt;</text:span><text:span text:style-name="T58"> </text:span><text:span text:style-name="T66">&lt;</text:span><text:span text:style-name="T76">fparent</text:span><text:span text:style-name="T66">&gt; | </text:span><text:span text:style-name="T77">&lt;f</text:span><text:span text:style-name="T66">ator</text:span><text:span text:style-name="T77">&gt;</text:span></text:p>
      <text:p text:style-name="P80"><text:span text:style-name="T33">&lt;</text:span><text:span text:style-name="T25">op&gt; ::= <text:s/>"+" | "-" | "*" | "/" </text:span></text:p>
      <text:p text:style-name="P56"><text:span text:style-name="T77">&lt;f</text:span><text:span text:style-name="T66">ator</text:span><text:span text:style-name="T77">&gt; ::</text:span><text:span text:style-name="T78">= <text:s/></text:span><text:span text:style-name="T79">&lt;</text:span><text:span text:style-name="T80">identificador</text:span><text:span text:style-name="T79">&gt; ( &lt;</text:span><text:span text:style-name="T80">aparent</text:span><text:span text:style-name="T79">&gt; ( </text:span><text:span text:style-name="T81">&lt;l</text:span><text:span text:style-name="T79">ista</text:span><text:span text:style-name="T81">e</text:span><text:span text:style-name="T79">xp</text:span><text:span text:style-name="T81">&gt;</text:span><text:span text:style-name="T79"> )? &lt;</text:span><text:span text:style-name="T82">fparent</text:span><text:span text:style-name="T79">&gt; )? </text:span><text:span text:style-name="T69">|</text:span><text:span text:style-name="T79"> <text:s/></text:span><text:span text:style-name="T35">&lt;token_numlit&gt;</text:span><text:span text:style-name="T79"> <text:s/>&lt;</text:span><text:span text:style-name="T83">true</text:span><text:span text:style-name="T79">&gt; </text:span><text:span text:style-name="T69">|</text:span><text:span text:style-name="T79"> &lt;</text:span><text:span text:style-name="T83">false</text:span><text:span text:style-name="T79">&gt;</text:span></text:p>
      <text:p text:style-name="P67">&lt;true&gt; ::= true</text:p>
      <text:p text:style-name="P67">&lt;false&gt; ::= false</text:p>
      <text:p text:style-name="P45"><text:span text:style-name="T35">&lt;token_numlit&gt; ::= </text:span><text:span text:style-name="T25">&lt;</text:span><text:span text:style-name="T36">digitos</text:span><text:span text:style-name="T25">&gt;&lt;</text:span><text:span text:style-name="T37">fop</text:span><text:span text:style-name="T25">&gt;&lt;</text:span><text:span text:style-name="T38">expop</text:span><text:span text:style-name="T25">&gt;</text:span></text:p>
      <text:p text:style-name="P60"><text:span text:style-name="T28">&lt;</text:span><text:span text:style-name="T25">fop&gt; ::= (“.”&lt;</text:span><text:span text:style-name="T39">digitos</text:span><text:span text:style-name="T25">&gt;)?</text:span></text:p>
      <text:p text:style-name="P62"><text:span text:style-name="T25">&lt;expop&gt; ::= ("E"("+"|"-")?&lt;</text:span><text:span text:style-name="T40">digitos</text:span><text:span text:style-name="T25">&gt;)?</text:span></text:p>
      <text:p text:style-name="P92"/>
      <text:p text:style-name="P63"><text:span text:style-name="T27">&lt;seqcomandos&gt; ::</text:span><text:span text:style-name="T40">= </text:span><text:span text:style-name="T41">&lt;c</text:span><text:span text:style-name="T40">omando</text:span><text:span text:style-name="T41">&gt;*</text:span></text:p>
      <text:p text:style-name="P93"/>
      <text:p text:style-name="P65"><text:span text:style-name="T25">&lt;comando&gt; ::= &lt;</text:span><text:span text:style-name="T42">identificador</text:span><text:span text:style-name="T25">&gt;</text:span><text:span text:style-name="T58"> </text:span><text:span text:style-name="T84">&lt;a</text:span><text:span text:style-name="T66">tribuir</text:span><text:span text:style-name="T84">&gt;</text:span><text:span text:style-name="T25"> </text:span><text:span text:style-name="T69">|</text:span><text:span text:style-name="T66"> &lt;</text:span><text:span text:style-name="T84">if</text:span><text:span text:style-name="T66">&gt; </text:span><text:span text:style-name="T25">&lt;</text:span><text:span text:style-name="T43">aparent</text:span><text:span text:style-name="T25">&gt;</text:span><text:span text:style-name="T44">&lt;exp_logicas&gt;</text:span><text:span text:style-name="T25"> &lt;</text:span><text:span text:style-name="T44">fparent</text:span><text:span text:style-name="T25">&gt; &lt;</text:span><text:span text:style-name="T45">achaves</text:span><text:span text:style-name="T25">&gt; </text:span><text:span text:style-name="T46">&lt;seqcomandos&gt; </text:span><text:span text:style-name="T25">&lt;</text:span><text:span text:style-name="T46">fchaves</text:span><text:span text:style-name="T25">&gt; &lt;</text:span><text:span text:style-name="T46">ptovirgula</text:span><text:span text:style-name="T25">&gt; </text:span><text:span text:style-name="T69">|</text:span><text:span text:style-name="T25"> </text:span><text:span text:style-name="T66">&lt;</text:span><text:span text:style-name="T85">while</text:span><text:span text:style-name="T66">&gt;</text:span><text:span text:style-name="T25"> &lt;</text:span><text:span text:style-name="T43">aparent</text:span><text:span text:style-name="T25">&gt; </text:span><text:span text:style-name="T44">&lt;exp_logicas&gt;</text:span><text:span text:style-name="T25"> &lt;</text:span><text:span text:style-name="T44">fparent</text:span><text:span text:style-name="T25">&gt; <text:s/>&lt;</text:span><text:span text:style-name="T45">achaves</text:span><text:span text:style-name="T25">&gt; </text:span><text:span text:style-name="T46">&lt;seqcomandos&gt;</text:span><text:span text:style-name="T25"> &lt;</text:span><text:span text:style-name="T47">fchaves</text:span><text:span text:style-name="T25">&gt; &lt;</text:span><text:span text:style-name="T47">ptovirgula</text:span><text:span text:style-name="T25">&gt; </text:span><text:span text:style-name="T69">|</text:span><text:span text:style-name="T25"> &lt;</text:span><text:span text:style-name="T49">do</text:span><text:span text:style-name="T25">&gt; &lt;</text:span><text:span text:style-name="T49">achaves</text:span><text:span text:style-name="T25">&gt; </text:span><text:span text:style-name="T46">&lt;seqcomandos&gt;</text:span><text:span text:style-name="T25"> &lt;</text:span><text:span text:style-name="T50">fchaves</text:span><text:span text:style-name="T25">&gt; &lt;</text:span><text:span text:style-name="T50">while</text:span><text:span text:style-name="T25">&gt; &lt;</text:span><text:span text:style-name="T48">aparent</text:span><text:span text:style-name="T25">&gt; </text:span><text:span text:style-name="T48">&lt;exp&gt;</text:span><text:span text:style-name="T25"> &lt;</text:span><text:span text:style-name="T48">fparent</text:span><text:span text:style-name="T25">&gt; &lt;</text:span><text:span text:style-name="T48">ptovirgula</text:span><text:span text:style-name="T25">&gt; </text:span><text:span text:style-name="T69">|</text:span><text:span text:style-name="T66"> &lt;</text:span><text:span text:style-name="T86">return</text:span><text:span text:style-name="T66">&gt;</text:span><text:span text:style-name="T25"> </text:span><text:span text:style-name="T44">&lt;exp&gt;</text:span><text:span text:style-name="T25"> &lt;</text:span><text:span text:style-name="T51">ptovirgula</text:span><text:span text:style-name="T25">&gt; </text:span><text:span text:style-name="T69">|</text:span><text:span text:style-name="T25"> </text:span><text:span text:style-name="T66">&lt;</text:span><text:span text:style-name="T86">print</text:span><text:span text:style-name="T66">&gt; </text:span><text:span text:style-name="T25">&lt;</text:span><text:span text:style-name="T48">aparent</text:span><text:span text:style-name="T25">&gt; </text:span><text:span text:style-name="T51">&lt;exp&gt;</text:span><text:span text:style-name="T25"> &lt;</text:span><text:span text:style-name="T44">fparent</text:span><text:span text:style-name="T25">&gt; &lt;</text:span><text:span text:style-name="T48">ptovirgula</text:span><text:span text:style-name="T25">&gt;</text:span></text:p>
      <text:p text:style-name="P57"><text:span text:style-name="T25">&lt;exp_logicas&gt; ::</text:span><text:span text:style-name="T52">= </text:span><text:span text:style-name="T25"><text:s/></text:span><text:span text:style-name="T71">&lt;</text:span><text:span text:style-name="T66">aparent</text:span><text:span text:style-name="T71">&gt; </text:span><text:span text:style-name="T66">&lt;exp_logicas&gt; &lt;</text:span><text:span text:style-name="T75">op</text:span><text:span text:style-name="T87">l</text:span><text:span text:style-name="T66">&gt;</text:span><text:span text:style-name="T58"> </text:span><text:span text:style-name="T66">&lt;exp_logicas&gt;</text:span><text:span text:style-name="T58"> </text:span><text:span text:style-name="T66">&lt;</text:span><text:span text:style-name="T76">fparent</text:span><text:span text:style-name="T66">&gt; | </text:span><text:span text:style-name="T77">&lt;f</text:span><text:span text:style-name="T66">ator_</text:span><text:span text:style-name="T88">logico</text:span><text:span text:style-name="T77">&gt;</text:span></text:p>
      <text:p text:style-name="P81"><text:span text:style-name="T25">&lt;</text:span><text:span text:style-name="T53">opl&gt; </text:span><text:span text:style-name="T25">::</text:span><text:span text:style-name="T53">= </text:span><text:span text:style-name="T25">"&lt;" | "&gt;" | "=="| "&lt;="| "&gt;=" |"!" </text:span></text:p>
      <text:p text:style-name="P58"><text:span text:style-name="T77">&lt;f</text:span><text:span text:style-name="T66">ator_</text:span><text:span text:style-name="T89">logic</text:span><text:span text:style-name="T90">o</text:span><text:span text:style-name="T77">&gt; ::</text:span><text:span text:style-name="T78">= <text:s/></text:span><text:span text:style-name="T79">&lt;</text:span><text:span text:style-name="T80">identificador</text:span><text:span text:style-name="T79">&gt; ( &lt;</text:span><text:span text:style-name="T80">aparent</text:span><text:span text:style-name="T79">&gt; ( </text:span><text:span text:style-name="T81">&lt;l</text:span><text:span text:style-name="T79">ista</text:span><text:span text:style-name="T81">exp_logicas&gt;</text:span><text:span text:style-name="T79"> )? &lt;</text:span><text:span text:style-name="T82">fparent</text:span><text:span text:style-name="T79">&gt; )? </text:span><text:span text:style-name="T69">|</text:span><text:span text:style-name="T79"> </text:span><text:span text:style-name="T35">&lt;token_numlit&gt;</text:span><text:span text:style-name="T79"> </text:span><text:span text:style-name="T69">|</text:span><text:span text:style-name="T79"> &lt;</text:span><text:span text:style-name="T83">true</text:span><text:span text:style-name="T79">&gt; </text:span><text:span text:style-name="T69">|</text:span><text:span text:style-name="T79"> &lt;</text:span><text:span text:style-name="T83">false</text:span><text:span text:style-name="T79">&gt;</text:span></text:p>
      <text:p text:style-name="P58"><text:span text:style-name="T31">&lt;listaexp_logicas&gt; ::= </text:span><text:span text:style-name="T32">&lt;exp_logicas&gt; </text:span><text:span text:style-name="T72">&lt;l</text:span><text:span text:style-name="T68">ista</text:span><text:span text:style-name="T72">e</text:span><text:span text:style-name="T68">xp2_</text:span><text:span text:style-name="T91">logic</text:span><text:span text:style-name="T90">a</text:span><text:span text:style-name="T72">&gt;</text:span></text:p>
      <text:p text:style-name="P50"><text:span text:style-name="T72">&lt;listaexp2_</text:span><text:span text:style-name="T90">logica</text:span><text:span text:style-name="T72">&gt; ::</text:span><text:span text:style-name="T73">= </text:span><text:span text:style-name="T72"><text:s/>&lt;</text:span><text:span text:style-name="T73">virgula</text:span><text:span text:style-name="T72">&gt; &lt;</text:span><text:span text:style-name="T73">exp_logicas&gt; &lt;l</text:span><text:span text:style-name="T72">ista</text:span><text:span text:style-name="T73">e</text:span><text:span text:style-name="T72">xp</text:span><text:span text:style-name="T73">2_</text:span><text:span text:style-name="T92">logica</text:span><text:span text:style-name="T73">&gt;</text:span><text:span text:style-name="T72"> </text:span><text:span text:style-name="T69">|</text:span><text:span text:style-name="T73"> {} </text:span></text:p>
      <text:p text:style-name="P72"/>
      <text:p text:style-name="P20"><text:span text:style-name="T94"/></text:p>
      <text:p text:style-name="P22"><text:span text:style-name="T94">&lt;</text:span><text:span text:style-name="T62">if&gt; ::</text:span><text:span text:style-name="T100">= </text:span><text:span text:style-name="T101">if</text:span></text:p>
      <text:p text:style-name="P69">&lt;while&gt; ::= ncage</text:p>
      <text:p text:style-name="P74"><text:soft-page-break/><text:span text:style-name="T127">&lt;</text:span><text:span text:style-name="T128">do</text:span><text:span text:style-name="T127">&gt; ::</text:span><text:span text:style-name="T129">= do</text:span></text:p>
      <text:p text:style-name="P74"><text:span text:style-name="T129">&lt;</text:span><text:span text:style-name="T130">return</text:span><text:span text:style-name="T129">&gt; ::= return</text:span></text:p>
      <text:p text:style-name="P75"><text:span text:style-name="T129">&lt;</text:span><text:span text:style-name="T130">print</text:span><text:span text:style-name="T129">&gt; ::</text:span><text:span text:style-name="T131">= print</text:span></text:p>
      <text:p text:style-name="P71"/>
      <text:p text:style-name="P71"/>
      <text:p text:style-name="P10">&lt;func&gt; ::= &lt;<text:span text:style-name="T116">funcao</text:span>&gt; <text:span text:style-name="T117">&lt;tipo&gt; </text:span><text:s/>&lt;<text:span text:style-name="T117">identificador</text:span>&gt; &lt;<text:span text:style-name="T117">aparent</text:span>&gt; ( <text:span text:style-name="T103">&lt;listaarg&gt; </text:span><text:s/>)? &lt;<text:span text:style-name="T118">fparent</text:span>&gt; &lt;<text:span text:style-name="T118">achaves</text:span>&gt; <text:span text:style-name="T132">&lt;vardecl&gt; </text:span><text:span text:style-name="T133">&lt;seqcomandos&gt;</text:span> <text:s/>&lt;<text:span text:style-name="T118">fchaves</text:span>&gt;</text:p>
      <text:p text:style-name="P11"/>
      <text:p text:style-name="P13">&lt;funcao&gt; ::= funCage</text:p>
      <text:p text:style-name="P78">&lt;listaarg&gt; ::= &lt;tipo&gt; &lt;identificador&gt; &lt;listaarg2&gt;</text:p>
      <text:p text:style-name="P78">&lt;listaarg2&gt; ::= (&lt;virgula&gt; &lt;tipo&gt; &lt;identificador&gt; &lt;listaarg2&gt;)?</text:p>
      <text:p text:style-name="P76"/>
      <text:p text:style-name="P3"><text:tab/>Foi-se necessária a divisão entre <text:span text:style-name="T54">expressão </text:span><text:span text:style-name="T104">(</text:span>&lt;exp&gt;<text:span text:style-name="T126">)</text:span> e <text:span text:style-name="T54">expressão </text:span><text:span text:style-name="T56">logicas</text:span> <text:span text:style-name="T104">(</text:span>&lt;exp_l<text:span text:style-name="T121">o</text:span>gica<text:span text:style-name="T123">s</text:span>&gt;<text:span text:style-name="T126">)</text:span> pois a estrutura da linguagem devia impor algumas restrições, por exemplo, na estrutura de desvio condicional “<text:span text:style-name="T120">if</text:span><text:span text:style-name="T105"> </text:span><text:span text:style-name="T104">(</text:span><text:span text:style-name="T134"> </text:span><text:span text:style-name="T135">&lt;exp_logicas&gt; </text:span><text:span text:style-name="T136">)</text:span><text:span text:style-name="T134"> </text:span><text:span text:style-name="T136">{</text:span><text:span text:style-name="T134"> </text:span><text:span text:style-name="T137">&lt;seqcomandos&gt; </text:span><text:span text:style-name="T136">};</text:span>”, não se pode permitir que como comparação lógica para verificação no <text:span text:style-name="T120">if</text:span> apareça uma expressão matemática “3+8-5”.</text:p>
      <text:p text:style-name="P4"><text:tab/>Além da divisão entre <text:span text:style-name="T54">expressão </text:span><text:span text:style-name="T104">(</text:span>&lt;exp&gt;<text:span text:style-name="T124">)</text:span> e <text:s/><text:span text:style-name="T54">expressão </text:span><text:span text:style-name="T56">logicas</text:span> <text:span text:style-name="T104">(</text:span>&lt;exp_logicas&gt;<text:span text:style-name="T125">)</text:span>, para facilitar a criação e verificação das mesmas, os &lt;op&gt; foram desmembrados em duas categorias <text:span text:style-name="T122">operadores </text:span><text:span text:style-name="T55">matemáticos </text:span><text:span text:style-name="T104">(</text:span>&lt;op&gt;<text:span text:style-name="T122">)</text:span> e <text:span text:style-name="T122">operadores </text:span><text:span text:style-name="T55">logicos</text:span><text:span text:style-name="T104">(</text:span>&lt;op<text:span text:style-name="T122">l&gt;)</text:span> tendo em vista que &lt;<text:span text:style-name="T122">exp_logicas</text:span>&gt; não deve se utilizar para comparações de operadores matemáticos bem como o inver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StarSymbol" svg:font-family="StarSymbol, 'Arial Unicode MS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z2" style:family="text">
      <style:text-properties style:font-name="StarSymbol" fo:font-family="Star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2" text:style-name="WW8Num1z1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3" text:style-name="WW8Num1z2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5" text:style-name="WW8Num1z1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6" text:style-name="WW8Num1z2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nothing"/>
        </style:list-level-properties>
        <style:text-properties style:font-name="Wingdings"/>
      </text:list-level-style-bullet>
      <text:list-level-style-bullet text:level="8" text:style-name="WW8Num1z1" style:num-suffix="." text:bullet-char="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9" text:style-name="WW8Num1z2" style:num-suffix="." text:bullet-char="■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9:02:55.982880142</meta:creation-date>
    <dc:date>2018-09-17T22:53:43.424337009</dc:date>
    <meta:editing-duration>PT3H48M43S</meta:editing-duration>
    <meta:editing-cycles>150</meta:editing-cycles>
    <meta:generator>LibreOffice/6.0.3.2$Linux_X86_64 LibreOffice_project/00m0$Build-2</meta:generator>
    <meta:document-statistic meta:table-count="0" meta:image-count="0" meta:object-count="0" meta:page-count="7" meta:paragraph-count="133" meta:word-count="936" meta:character-count="6760" meta:non-whitespace-character-count="5911"/>
  </office:meta>
</office:document-meta>
</file>